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2" svg:font-family="'Times New Roman'" style:font-family-generic="roman"/>
    <style:font-face style:name="Arial1" svg:font-family="Arial, sans-serif"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257ba1" style:font-style-asian="italic" style:font-style-complex="italic"/>
    </style:style>
    <style:style style:name="P4" style:family="paragraph" style:parent-style-name="HNormalTimes_20_Car_20_Car_20_Car_20_Car_20_Car_20_Car_20_Car">
      <style:text-properties fo:font-style="normal" officeooo:paragraph-rsid="00330b2c" style:font-style-asian="normal" style:font-style-complex="normal"/>
    </style:style>
    <style:style style:name="P5" style:family="paragraph" style:parent-style-name="HNormalTimes_20_Car_20_Car_20_Car_20_Car_20_Car_20_Car_20_Car">
      <style:text-properties fo:font-weight="bold" style:font-weight-asian="bold" style:font-weight-complex="bold"/>
    </style:style>
    <style:style style:name="P6" style:family="paragraph" style:parent-style-name="HNormalTimes_20_Car_20_Car_20_Car_20_Car_20_Car_20_Car_20_Car">
      <style:text-properties fo:font-weight="bold" officeooo:paragraph-rsid="00337ff2" style:font-weight-asian="bold" style:font-weight-complex="bold"/>
    </style:style>
    <style:style style:name="P7" style:family="paragraph" style:parent-style-name="HNormalTimes_20_Car_20_Car_20_Car_20_Car_20_Car_20_Car_20_Car" style:list-style-name="L1"/>
    <style:style style:name="P8" style:family="paragraph" style:parent-style-name="HNormalTimes_20_Car_20_Car_20_Car_20_Car_20_Car_20_Car_20_Car" style:list-style-name="L1">
      <style:text-properties officeooo:paragraph-rsid="00337ff2"/>
    </style:style>
    <style:style style:name="P9" style:family="paragraph" style:parent-style-name="HNormalTimes_20_Car_20_Car_20_Car_20_Car_20_Car_20_Car_20_Car" style:list-style-name="L2"/>
    <style:style style:name="P10" style:family="paragraph" style:parent-style-name="HNormalTimes_20_Car_20_Car_20_Car_20_Car_20_Car_20_Car_20_Car" style:list-style-name="L3"/>
    <style:style style:name="P11" style:family="paragraph" style:parent-style-name="HNormalTimes_20_Car_20_Car_20_Car_20_Car_20_Car_20_Car_20_Car" style:list-style-name="L4"/>
    <style:style style:name="P12" style:family="paragraph" style:parent-style-name="HNormalTimes_20_Car_20_Car_20_Car_20_Car_20_Car_20_Car_20_Car" style:list-style-name="L5"/>
    <style:style style:name="P13" style:family="paragraph" style:parent-style-name="HNormalTimes_20_Car_20_Car_20_Car_20_Car_20_Car_20_Car_20_Car" style:list-style-name="L6"/>
    <style:style style:name="P14" style:family="paragraph" style:parent-style-name="HNormalTimes_20_Car_20_Car_20_Car_20_Car_20_Car_20_Car_20_Car" style:list-style-name="L7"/>
    <style:style style:name="P15" style:family="paragraph" style:parent-style-name="HNormalTimes_20_Car_20_Car_20_Car_20_Car_20_Car_20_Car_20_Car" style:list-style-name="L8"/>
    <style:style style:name="P16" style:family="paragraph" style:parent-style-name="HNormalTimes_20_Car_20_Car_20_Car_20_Car_20_Car_20_Car_20_Car" style:list-style-name="L9"/>
    <style:style style:name="P17" style:family="paragraph" style:parent-style-name="HNormalTimes_20_Car_20_Car_20_Car_20_Car_20_Car_20_Car_20_Car" style:list-style-name="L10"/>
    <style:style style:name="P18" style:family="paragraph" style:parent-style-name="HNormalTimes_20_Car_20_Car_20_Car_20_Car_20_Car_20_Car_20_Car" style:list-style-name="L11"/>
    <style:style style:name="P19" style:family="paragraph" style:parent-style-name="HNormalTimes_20_Car_20_Car_20_Car_20_Car_20_Car_20_Car_20_Car" style:list-style-name="L12"/>
    <style:style style:name="P20" style:family="paragraph" style:parent-style-name="HNormalTimes_20_Car_20_Car_20_Car_20_Car_20_Car_20_Car_20_Car" style:list-style-name="L13"/>
    <style:style style:name="P21" style:family="paragraph" style:parent-style-name="HNormalTimes_20_Car_20_Car_20_Car_20_Car_20_Car_20_Car_20_Car" style:list-style-name="L14"/>
    <style:style style:name="P22" style:family="paragraph" style:parent-style-name="HNormalTimes_20_Car_20_Car_20_Car_20_Car_20_Car_20_Car_20_Car" style:list-style-name="L15"/>
    <style:style style:name="P23" style:family="paragraph" style:parent-style-name="HNormalTimes_20_Car_20_Car_20_Car_20_Car_20_Car_20_Car_20_Car" style:list-style-name="L16"/>
    <style:style style:name="P24" style:family="paragraph" style:parent-style-name="HNormalTimes_20_Car_20_Car_20_Car_20_Car_20_Car_20_Car_20_Car">
      <style:paragraph-properties fo:line-height="100%"/>
      <style:text-properties fo:font-size="12pt" style:font-size-asian="12pt" style:font-size-complex="12pt"/>
    </style:style>
    <style:style style:name="P25" style:family="paragraph" style:parent-style-name="HNormalTimes_20_Car_20_Car_20_Car_20_Car_20_Car_20_Car_20_Car">
      <style:paragraph-properties fo:line-height="100%"/>
    </style:style>
    <style:style style:name="P26" style:family="paragraph" style:parent-style-name="HNormalTimes_20_Car_20_Car_20_Car_20_Car_20_Car_20_Car_20_Car" style:list-style-name="L32">
      <style:text-properties officeooo:paragraph-rsid="00337ff2"/>
    </style:style>
    <style:style style:name="P27" style:family="paragraph" style:parent-style-name="HNormalTimes_20_Car_20_Car_20_Car_20_Car_20_Car_20_Car_20_Car" style:list-style-name="L33">
      <style:text-properties officeooo:paragraph-rsid="00337ff2"/>
    </style:style>
    <style:style style:name="P28" style:family="paragraph" style:parent-style-name="HNormalTimes_20_Car_20_Car_20_Car_20_Car_20_Car_20_Car_20_Car" style:list-style-name="L34">
      <style:text-properties officeooo:paragraph-rsid="00337ff2"/>
    </style:style>
    <style:style style:name="P29" style:family="paragraph" style:parent-style-name="HNormalTimes_20_Car_20_Car_20_Car_20_Car_20_Car_20_Car_20_Car" style:list-style-name="L35">
      <style:text-properties officeooo:paragraph-rsid="00337ff2"/>
    </style:style>
    <style:style style:name="P30" style:family="paragraph" style:parent-style-name="HNormalTimes_20_Car_20_Car_20_Car_20_Car_20_Car_20_Car_20_Car" style:list-style-name="L36">
      <style:text-properties officeooo:paragraph-rsid="00337ff2"/>
    </style:style>
    <style:style style:name="P31" style:family="paragraph" style:parent-style-name="HNormalTimes_20_Car_20_Car_20_Car_20_Car_20_Car_20_Car_20_Car" style:list-style-name="L37">
      <style:text-properties officeooo:paragraph-rsid="00337ff2"/>
    </style:style>
    <style:style style:name="P32" style:family="paragraph" style:parent-style-name="HNormalTimes_20_Car_20_Car_20_Car_20_Car_20_Car_20_Car_20_Car" style:list-style-name="L38">
      <style:text-properties officeooo:paragraph-rsid="00337ff2"/>
    </style:style>
    <style:style style:name="P33" style:family="paragraph" style:parent-style-name="HNormalTimes_20_Car_20_Car_20_Car_20_Car_20_Car_20_Car_20_Car" style:list-style-name="L39">
      <style:text-properties officeooo:paragraph-rsid="00337ff2"/>
    </style:style>
    <style:style style:name="P34" style:family="paragraph" style:parent-style-name="HNormalTimes_20_Car_20_Car_20_Car_20_Car_20_Car_20_Car_20_Car" style:list-style-name="L40">
      <style:text-properties officeooo:paragraph-rsid="00337ff2"/>
    </style:style>
    <style:style style:name="P35" style:family="paragraph" style:parent-style-name="HNormalTimes_20_Car_20_Car_20_Car_20_Car_20_Car_20_Car_20_Car" style:list-style-name="L41">
      <style:text-properties officeooo:paragraph-rsid="00337ff2"/>
    </style:style>
    <style:style style:name="P36" style:family="paragraph" style:parent-style-name="HNormalTimes_20_Car_20_Car_20_Car_20_Car_20_Car_20_Car_20_Car" style:list-style-name="L42">
      <style:text-properties officeooo:paragraph-rsid="00337ff2"/>
    </style:style>
    <style:style style:name="P37" style:family="paragraph" style:parent-style-name="HNormalTimes_20_Car_20_Car_20_Car_20_Car_20_Car_20_Car_20_Car" style:list-style-name="L43">
      <style:text-properties officeooo:paragraph-rsid="00337ff2"/>
    </style:style>
    <style:style style:name="P38" style:family="paragraph" style:parent-style-name="HNormalTimes_20_Car_20_Car_20_Car_20_Car_20_Car_20_Car_20_Car" style:list-style-name="L44">
      <style:text-properties officeooo:paragraph-rsid="00337ff2"/>
    </style:style>
    <style:style style:name="P39" style:family="paragraph" style:parent-style-name="HNormalTimes_20_Car_20_Car_20_Car_20_Car_20_Car_20_Car_20_Car" style:list-style-name="L45">
      <style:text-properties officeooo:paragraph-rsid="00337ff2"/>
    </style:style>
    <style:style style:name="P40" style:family="paragraph" style:parent-style-name="HNormalTimes_20_Car_20_Car_20_Car_20_Car_20_Car_20_Car_20_Car" style:list-style-name="L46">
      <style:text-properties officeooo:paragraph-rsid="00337ff2"/>
    </style:style>
    <style:style style:name="P41" style:family="paragraph" style:parent-style-name="HNormalTimes_20_Car_20_Car_20_Car_20_Car_20_Car_20_Car_20_Car" style:list-style-name="L16">
      <style:paragraph-properties fo:margin-left="1.251cm" fo:margin-right="0cm" fo:text-align="justify" style:justify-single-word="false" fo:text-indent="-0.635cm" style:auto-text-indent="false"/>
      <style:text-properties fo:font-style="normal" style:text-underline-style="none" fo:font-weight="normal" officeooo:paragraph-rsid="002d4cbb" style:font-style-asian="normal" style:font-weight-asian="normal" style:font-style-complex="normal" style:font-weight-complex="normal"/>
    </style:style>
    <style:style style:name="P42" style:family="paragraph" style:parent-style-name="HNormalTimes_20_Car_20_Car_20_Car_20_Car_20_Car_20_Car_20_Car" style:list-style-name="L46">
      <style:paragraph-properties fo:margin-left="1.251cm" fo:margin-right="0cm" fo:text-align="justify" style:justify-single-word="false" fo:text-indent="-0.635cm" style:auto-text-indent="false"/>
      <style:text-properties fo:font-style="normal" style:text-underline-style="none" fo:font-weight="normal" officeooo:paragraph-rsid="00337ff2" style:font-style-asian="normal" style:font-weight-asian="normal" style:font-style-complex="normal" style:font-weight-complex="normal"/>
    </style:style>
    <style:style style:name="P43" style:family="paragraph" style:parent-style-name="HNormalTimes_20_Car_20_Car_20_Car_20_Car_20_Car_20_Car_20_Car">
      <style:paragraph-properties fo:break-before="page"/>
    </style:style>
    <style:style style:name="P44" style:family="paragraph" style:parent-style-name="HNormalTimes_20_Car_20_Car_20_Car_20_Car_20_Car_20_Car_20_Car">
      <style:paragraph-properties fo:break-before="page"/>
      <style:text-properties fo:font-style="normal" officeooo:paragraph-rsid="00330b2c" style:font-style-asian="normal" style:font-style-complex="normal"/>
    </style:style>
    <style:style style:name="P45" style:family="paragraph" style:parent-style-name="HNormalTimes_20_Car_20_Car_20_Car_20_Car_20_Car_20_Car_20_Car" style:master-page-name="Standard">
      <style:paragraph-properties style:page-number="auto" fo:break-before="page"/>
      <style:text-properties officeooo:paragraph-rsid="00330b2c"/>
    </style:style>
    <style:style style:name="P46" style:family="paragraph" style:parent-style-name="Header">
      <style:text-properties fo:font-size="10pt" fo:font-style="italic" officeooo:paragraph-rsid="003123db" style:font-size-asian="10pt" style:font-style-asian="italic" style:font-size-complex="10pt" style:font-style-complex="italic"/>
    </style:style>
    <style:style style:name="P47" style:family="paragraph" style:parent-style-name="HCuentoCorto" style:master-page-name="First_20_Page">
      <style:paragraph-properties style:page-number="auto" fo:break-before="page"/>
      <style:text-properties officeooo:rsid="00257ba1" officeooo:paragraph-rsid="00257ba1"/>
    </style:style>
    <style:style style:name="P48" style:family="paragraph" style:parent-style-name="Text_20_body">
      <style:paragraph-properties fo:margin-left="2.501cm" fo:margin-right="0cm" fo:text-align="start" style:justify-single-word="false" fo:text-indent="0cm" style:auto-text-indent="false"/>
      <style:text-properties fo:font-style="normal" fo:font-weight="normal" officeooo:paragraph-rsid="002abd2a" style:font-style-asian="normal" style:font-weight-asian="normal" style:font-style-complex="normal" style:font-weight-complex="normal"/>
    </style:style>
    <style:style style:name="P49" style:family="paragraph" style:parent-style-name="Text_20_body">
      <style:paragraph-properties fo:margin-left="2.501cm" fo:margin-right="0cm" fo:text-align="start"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paragraph-rsid="002abd2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bold" officeooo:paragraph-rsid="002abd2a" style:font-style-asian="normal" style:font-weight-asian="bold" style:font-style-complex="normal"/>
    </style:style>
    <style:style style:name="P52" style:family="paragraph" style:parent-style-name="Standard">
      <style:paragraph-properties fo:text-align="justify" style:justify-single-word="false"/>
      <style:text-properties fo:font-style="normal" fo:font-weight="bold" officeooo:paragraph-rsid="00337ff2" style:font-style-asian="normal" style:font-weight-asian="bold" style:font-style-complex="normal"/>
    </style:style>
    <style:style style:name="P53" style:family="paragraph" style:parent-style-name="Standard">
      <style:paragraph-properties fo:text-align="justify" style:justify-single-word="false"/>
      <style:text-properties fo:font-style="italic" fo:font-weight="normal" officeooo:paragraph-rsid="002abd2a" style:font-style-asian="italic" style:font-weight-asian="normal" style:font-style-complex="normal" style:font-weight-complex="normal"/>
    </style:style>
    <style:style style:name="P54" style:family="paragraph" style:parent-style-name="Standard">
      <style:paragraph-properties fo:text-align="justify" style:justify-single-word="false"/>
      <style:text-properties fo:font-style="italic" fo:font-weight="normal" officeooo:paragraph-rsid="00337ff2" style:font-style-asian="italic" style:font-weight-asian="normal" style:font-style-complex="normal" style:font-weight-complex="normal"/>
    </style:style>
    <style:style style:name="P55" style:family="paragraph" style:parent-style-name="Standard">
      <style:paragraph-properties fo:text-align="justify" style:justify-single-word="false"/>
      <style:text-properties fo:font-style="italic" fo:font-weight="bold" officeooo:paragraph-rsid="002abd2a" style:font-style-asian="italic" style:font-weight-asian="bold" style:font-style-complex="normal" style:font-weight-complex="normal"/>
    </style:style>
    <style:style style:name="P56" style:family="paragraph" style:parent-style-name="Standard">
      <style:paragraph-properties fo:text-align="justify" style:justify-single-word="false"/>
      <style:text-properties fo:font-style="italic" fo:font-weight="bold" officeooo:paragraph-rsid="00337ff2" style:font-style-asian="italic" style:font-weight-asian="bold" style:font-style-complex="normal" style:font-weight-complex="normal"/>
    </style:style>
    <style:style style:name="P57" style:family="paragraph" style:parent-style-name="Standard">
      <style:paragraph-properties fo:text-align="start" style:justify-single-word="false"/>
      <style:text-properties fo:font-style="italic" fo:font-weight="bold" officeooo:paragraph-rsid="002abd2a" style:font-style-asian="italic" style:font-weight-asian="bold" style:font-style-complex="normal" style:font-weight-complex="normal"/>
    </style:style>
    <style:style style:name="P58" style:family="paragraph" style:parent-style-name="Standard">
      <style:paragraph-properties fo:text-align="start" style:justify-single-word="false"/>
      <style:text-properties fo:font-style="italic" fo:font-weight="bold" officeooo:paragraph-rsid="00337ff2" style:font-style-asian="italic" style:font-weight-asian="bold" style:font-style-complex="normal" style:font-weight-complex="normal"/>
    </style:style>
    <style:style style:name="P59" style:family="paragraph" style:parent-style-name="Standard">
      <style:paragraph-properties fo:text-align="justify" style:justify-single-word="false"/>
      <style:text-properties fo:font-style="italic" officeooo:paragraph-rsid="002abd2a" style:font-style-asian="italic"/>
    </style:style>
    <style:style style:name="P60" style:family="paragraph" style:parent-style-name="Standard">
      <style:paragraph-properties fo:text-align="justify" style:justify-single-word="false"/>
      <style:text-properties fo:font-style="italic" officeooo:paragraph-rsid="00337ff2" style:font-style-asian="italic"/>
    </style:style>
    <style:style style:name="P61" style:family="paragraph" style:parent-style-name="Standard">
      <style:paragraph-properties fo:text-align="end" style:justify-single-word="false"/>
      <style:text-properties fo:font-style="italic" officeooo:paragraph-rsid="002abd2a" style:font-style-asian="italic"/>
    </style:style>
    <style:style style:name="P62" style:family="paragraph" style:parent-style-name="Standard">
      <style:paragraph-properties fo:text-align="end" style:justify-single-word="false"/>
      <style:text-properties fo:font-style="italic" officeooo:paragraph-rsid="00337ff2" style:font-style-asian="italic"/>
    </style:style>
    <style:style style:name="P63" style:family="paragraph" style:parent-style-name="Standard">
      <style:paragraph-properties fo:text-align="justify" style:justify-single-word="false"/>
      <style:text-properties officeooo:paragraph-rsid="002abd2a"/>
    </style:style>
    <style:style style:name="P64" style:family="paragraph" style:parent-style-name="Standard">
      <style:paragraph-properties fo:text-align="justify" style:justify-single-word="false"/>
      <style:text-properties officeooo:paragraph-rsid="00337ff2"/>
    </style:style>
    <style:style style:name="P65" style:family="paragraph" style:parent-style-name="Standard">
      <style:paragraph-properties fo:margin-left="1.681cm" fo:margin-right="2.014cm" fo:text-align="end" style:justify-single-word="false" fo:text-indent="0cm" style:auto-text-indent="false"/>
      <style:text-properties fo:font-size="12pt" fo:font-style="italic" fo:font-weight="bold" officeooo:paragraph-rsid="002abd2a" style:font-size-asian="12pt" style:font-style-asian="italic" style:font-weight-asian="bold" style:font-size-complex="12pt" style:font-style-complex="italic" style:font-weight-complex="bold"/>
    </style:style>
    <style:style style:name="P66" style:family="paragraph" style:parent-style-name="Standard">
      <style:paragraph-properties fo:margin-left="1.681cm" fo:margin-right="2.014cm" fo:text-indent="0cm" style:auto-text-indent="false"/>
      <style:text-properties fo:font-size="12pt" fo:font-style="normal" fo:font-weight="normal" officeooo:paragraph-rsid="002abd2a"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1.249cm" style:auto-text-indent="false"/>
      <style:text-properties fo:font-style="italic" fo:font-weight="bold" officeooo:paragraph-rsid="002abd2a" style:font-style-asian="italic" style:font-weight-asian="bold" style:font-style-complex="normal" style:font-weight-complex="normal"/>
    </style:style>
    <style:style style:name="P68" style:family="paragraph" style:parent-style-name="Standard">
      <style:paragraph-properties fo:margin-left="0cm" fo:margin-right="0cm" fo:text-align="justify" style:justify-single-word="false" fo:text-indent="1.249cm" style:auto-text-indent="false"/>
      <style:text-properties fo:font-style="italic" fo:font-weight="bold" officeooo:paragraph-rsid="00337ff2" style:font-style-asian="italic" style:font-weight-asian="bold"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officeooo:paragraph-rsid="002abd2a"/>
    </style:style>
    <style:style style:name="P70" style:family="paragraph" style:parent-style-name="Standard">
      <style:paragraph-properties fo:margin-left="1.251cm" fo:margin-right="0cm" fo:text-align="justify" style:justify-single-word="false" fo:text-indent="0cm" style:auto-text-indent="false"/>
      <style:text-properties officeooo:paragraph-rsid="00337ff2"/>
    </style:style>
    <style:style style:name="P71" style:family="paragraph" style:parent-style-name="Standard">
      <style:paragraph-properties fo:margin-left="1.251cm" fo:margin-right="0cm" fo:text-align="justify" style:justify-single-word="false" fo:text-indent="0cm" style:auto-text-indent="false"/>
      <style:text-properties fo:font-style="normal" fo:font-weight="normal" officeooo:paragraph-rsid="002abd2a" style:font-style-asian="normal" style:font-weight-asian="normal" style:font-style-complex="normal"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fo:font-style="italic" fo:font-weight="normal" officeooo:paragraph-rsid="00337ff2" style:font-style-asian="italic" style:font-weight-asian="normal" style:font-style-complex="normal" style:font-weight-complex="normal"/>
    </style:style>
    <style:style style:name="P74" style:family="paragraph" style:parent-style-name="Standard">
      <style:paragraph-properties fo:margin-left="2.501cm" fo:margin-right="0cm" fo:text-align="justify" style:justify-single-word="false" fo:text-indent="0cm" style:auto-text-indent="false"/>
      <style:text-properties officeooo:paragraph-rsid="002abd2a"/>
    </style:style>
    <style:style style:name="P75" style:family="paragraph" style:parent-style-name="Standard">
      <style:paragraph-properties fo:margin-left="2.501cm" fo:margin-right="0cm" fo:text-align="justify" style:justify-single-word="false" fo:text-indent="0cm" style:auto-text-indent="false"/>
      <style:text-properties officeooo:paragraph-rsid="00337ff2"/>
    </style:style>
    <style:style style:name="P76" style:family="paragraph" style:parent-style-name="Standard">
      <style:paragraph-properties fo:margin-left="2.501cm" fo:margin-right="0cm" fo:text-align="justify" style:justify-single-word="false" fo:text-indent="0cm" style:auto-text-indent="false"/>
      <style:text-properties fo:font-style="normal" officeooo:paragraph-rsid="002abd2a" style:font-style-asian="normal" style:font-style-complex="normal"/>
    </style:style>
    <style:style style:name="P77" style:family="paragraph" style:parent-style-name="Standard">
      <style:paragraph-properties fo:margin-left="2.501cm" fo:margin-right="0cm" fo:text-align="justify" style:justify-single-word="false" fo:text-indent="0cm" style:auto-text-indent="false"/>
      <style:text-properties fo:font-style="normal" officeooo:paragraph-rsid="00337ff2" style:font-style-asian="normal" style:font-style-complex="normal"/>
    </style:style>
    <style:style style:name="P78" style:family="paragraph" style:parent-style-name="Standard">
      <style:paragraph-properties fo:margin-left="2.501cm" fo:margin-right="0cm" fo:text-align="justify" style:justify-single-word="false" fo:text-indent="0cm" style:auto-text-indent="false"/>
      <style:text-properties fo:font-style="normal" fo:font-weight="normal" officeooo:paragraph-rsid="002abd2a" style:font-style-asian="normal" style:font-weight-asian="normal" style:font-style-complex="normal" style:font-weight-complex="normal"/>
    </style:style>
    <style:style style:name="P79" style:family="paragraph" style:parent-style-name="Standard">
      <style:paragraph-properties fo:margin-left="2.501cm" fo:margin-right="0cm" fo:text-align="justify" style:justify-single-word="false" fo:text-indent="0cm" style:auto-text-indent="false"/>
      <style:text-properties fo:font-style="normal" fo:font-weight="normal" officeooo:paragraph-rsid="003123db" style:font-style-asian="normal" style:font-weight-asian="normal" style:font-style-complex="normal" style:font-weight-complex="normal"/>
    </style:style>
    <style:style style:name="P80" style:family="paragraph" style:parent-style-name="Standard">
      <style:paragraph-properties fo:margin-left="2.50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81" style:family="paragraph" style:parent-style-name="Standard">
      <style:paragraph-properties fo:margin-left="2.501cm" fo:margin-right="0cm" fo:text-align="justify" style:justify-single-word="false" fo:text-indent="0cm" style:auto-text-indent="false"/>
      <style:text-properties fo:font-style="normal" fo:font-weight="bold" officeooo:paragraph-rsid="002abd2a" style:font-style-asian="normal" style:font-weight-asian="bold" style:font-style-complex="normal" style:font-weight-complex="normal"/>
    </style:style>
    <style:style style:name="P82" style:family="paragraph" style:parent-style-name="Standard">
      <style:paragraph-properties fo:margin-left="2.501cm" fo:margin-right="0cm" fo:text-align="justify" style:justify-single-word="false" fo:text-indent="0cm" style:auto-text-indent="false"/>
      <style:text-properties fo:font-style="normal" fo:font-weight="bold" officeooo:paragraph-rsid="00337ff2" style:font-style-asian="normal" style:font-weight-asian="bold" style:font-style-complex="normal" style:font-weight-complex="normal"/>
    </style:style>
    <style:style style:name="P83" style:family="paragraph" style:parent-style-name="Standard">
      <style:paragraph-properties fo:margin-left="2.501cm" fo:margin-right="0cm" fo:text-align="justify" style:justify-single-word="false" fo:text-indent="0cm" style:auto-text-indent="false"/>
      <style:text-properties fo:font-style="italic" fo:font-weight="bold" officeooo:paragraph-rsid="002abd2a" style:font-style-asian="italic" style:font-weight-asian="bold" style:font-style-complex="normal" style:font-weight-complex="normal"/>
    </style:style>
    <style:style style:name="P84" style:family="paragraph" style:parent-style-name="Standard">
      <style:paragraph-properties fo:margin-left="2.501cm" fo:margin-right="0cm" fo:text-align="justify" style:justify-single-word="false" fo:text-indent="0cm" style:auto-text-indent="false"/>
      <style:text-properties fo:font-style="italic" fo:font-weight="bold" officeooo:paragraph-rsid="00337ff2" style:font-style-asian="italic" style:font-weight-asian="bold" style:font-style-complex="normal" style:font-weight-complex="normal"/>
    </style:style>
    <style:style style:name="P85" style:family="paragraph" style:parent-style-name="Standard">
      <style:paragraph-properties fo:margin-left="2.501cm" fo:margin-right="0cm" fo:text-align="justify" style:justify-single-word="false" fo:text-indent="1.249cm" style:auto-text-indent="false"/>
      <style:text-properties officeooo:paragraph-rsid="002abd2a"/>
    </style:style>
    <style:style style:name="P86" style:family="paragraph" style:parent-style-name="Standard">
      <style:paragraph-properties fo:margin-left="2.501cm" fo:margin-right="0cm" fo:text-align="justify" style:justify-single-word="false" fo:text-indent="1.249cm" style:auto-text-indent="false"/>
      <style:text-properties officeooo:paragraph-rsid="00337ff2"/>
    </style:style>
    <style:style style:name="P87" style:family="paragraph" style:parent-style-name="Standard">
      <style:paragraph-properties fo:margin-left="0cm" fo:margin-right="0cm" fo:text-align="justify" style:justify-single-word="false" fo:text-indent="0cm" style:auto-text-indent="false"/>
      <style:text-properties officeooo:paragraph-rsid="002abd2a"/>
    </style:style>
    <style:style style:name="P88" style:family="paragraph" style:parent-style-name="Standard">
      <style:paragraph-properties fo:margin-left="0cm" fo:margin-right="0cm" fo:text-align="justify" style:justify-single-word="false" fo:text-indent="0cm" style:auto-text-indent="false"/>
      <style:text-properties officeooo:paragraph-rsid="00337ff2"/>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style:font-style-asian="normal" style:font-style-complex="normal"/>
    </style:style>
    <style:style style:name="T5" style:family="text">
      <style:text-properties fo:font-style="normal" officeooo:rsid="00213930" style:font-style-asian="normal" style:font-style-complex="normal"/>
    </style:style>
    <style:style style:name="T6" style:family="text">
      <style:text-properties fo:font-style="normal" officeooo:rsid="00309abe" style:font-style-asian="normal" style:font-style-complex="normal"/>
    </style:style>
    <style:style style:name="T7" style:family="text">
      <style:text-properties fo:font-style="normal" officeooo:rsid="003123db"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c84ef"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style>
    <style:style style:name="T11" style:family="text">
      <style:text-properties fo:font-style="normal" fo:font-weight="bold" style:font-style-asian="normal" style:font-weight-asian="bold"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style:font-name="Times New Roman2" officeooo:rsid="00257ba1"/>
    </style:style>
    <style:style style:name="T18" style:family="text">
      <style:text-properties style:font-name="Times New Roman" officeooo:rsid="00257ba1"/>
    </style:style>
    <style:style style:name="T19" style:family="text">
      <style:text-properties style:font-name="Times New Roman" officeooo:rsid="0027bf90"/>
    </style:style>
    <style:style style:name="T20" style:family="text">
      <style:text-properties style:font-name="Times New Roman" officeooo:rsid="0029bc59"/>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309abe" style:font-style-asian="italic" style:font-style-complex="italic"/>
    </style:style>
    <style:style style:name="T24" style:family="text">
      <style:text-properties fo:font-style="italic" officeooo:rsid="003123db" style:font-style-asian="italic" style:font-style-complex="italic"/>
    </style:style>
    <style:style style:name="T25" style:family="text">
      <style:text-properties fo:font-style="italic" officeooo:rsid="00330b2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style:font-style-asian="italic" style:font-weight-asian="normal" style:font-style-complex="normal"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style:font-style-asian="italic" style:font-weight-asian="bold" style:font-style-complex="normal" style:font-weight-complex="normal"/>
    </style:style>
    <style:style style:name="T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officeooo:rsid="002abd2a"/>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2c84ef" style:font-weight-asian="bold" style:font-weight-complex="bold"/>
    </style:style>
    <style:style style:name="T37" style:family="text">
      <style:text-properties fo:font-weight="bold" officeooo:rsid="002d4cbb" style:font-weight-asian="bold" style:font-weight-complex="bold"/>
    </style:style>
    <style:style style:name="T38" style:family="text">
      <style:text-properties fo:font-weight="bold" officeooo:rsid="00330b2c" style:font-weight-asian="bold" style:font-weight-complex="bold"/>
    </style:style>
    <style:style style:name="T39" style:family="text">
      <style:text-properties style:use-window-font-color="true" fo:font-size="12pt" fo:language="es" fo:country="ES"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40" style:family="text">
      <style:text-properties style:use-window-font-color="true"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1" style:family="text">
      <style:text-properties style:font-name="Times New Roman2" fo:font-style="normal" style:font-name-asian="Times New Roman2" style:font-style-asian="normal" style:font-name-complex="Times New Roman2" style:font-style-complex="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2d4cbb"/>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officeooo:rsid="002d4cbb"/>
    </style:style>
    <style:style style:name="T47" style:family="text">
      <style:text-properties officeooo:rsid="003123db"/>
    </style:style>
    <style:style style:name="T48" style:family="text">
      <style:text-properties officeooo:rsid="00330b2c"/>
    </style:style>
    <style:style style:name="T49" style:family="text">
      <style:text-properties style:font-name="Arial1" fo:font-size="8pt" fo:font-style="normal" fo:font-weight="normal" style:font-size-asian="8pt" style:font-style-asian="normal" style:font-weight-asian="normal" style:font-name-complex="Arial1" style:font-size-complex="8pt" style:font-style-complex="normal" style:font-weight-complex="normal"/>
    </style:style>
    <style:style style:name="T50" style:family="text">
      <style:text-properties style:font-name="Arial1" fo:font-size="8pt" fo:font-weight="normal" style:font-size-asian="8pt" style:font-weight-asian="normal" style:font-name-complex="Arial1" style:font-size-complex="8pt" style:font-weight-complex="normal"/>
    </style:style>
    <style:style style:name="T51" style:family="text">
      <style:text-properties style:font-name="Arial1" fo:font-size="8pt" fo:font-weight="normal" officeooo:rsid="00330b2c" style:font-size-asian="8pt" style:font-weight-asian="normal" style:font-name-complex="Arial1" style:font-size-complex="8pt" style:font-weight-complex="normal"/>
    </style:style>
    <style:style style:name="T52" style:family="text">
      <style:text-properties style:font-name="Arial1" fo:font-size="8pt" fo:font-style="italic" fo:font-weight="normal" style:font-size-asian="8pt" style:font-style-asian="italic" style:font-weight-asian="normal" style:font-name-complex="Arial1" style:font-size-complex="8pt" style:font-style-complex="italic" style:font-weight-complex="normal"/>
    </style:style>
    <style:style style:name="T53" style:family="text">
      <style:text-properties style:font-name="Arial1" fo:font-size="8pt" fo:font-style="italic" fo:font-weight="normal" officeooo:rsid="00330b2c" style:font-size-asian="8pt" style:font-style-asian="italic" style:font-weight-asian="normal" style:font-name-complex="Arial1" style:font-size-complex="8pt" style:font-style-complex="italic" style:font-weight-complex="normal"/>
    </style:style>
    <style:style style:name="T54" style:family="text">
      <style:text-properties style:font-name="Arial1" fo:font-style="normal" fo:font-weight="normal" style:font-style-asian="normal" style:font-weight-asian="normal" style:font-name-complex="Arial1" style:font-style-complex="normal" style:font-weight-complex="normal"/>
    </style:style>
    <style:style style:name="T55" style:family="text">
      <style:text-properties style:font-name="Arial1" fo:font-style="italic" fo:font-weight="normal" style:font-style-asian="italic" style:font-weight-asian="normal" style:font-name-complex="Arial1" style:font-style-complex="italic" style:font-weight-complex="normal"/>
    </style:style>
    <style:style style:name="T56" style:family="text">
      <style:text-properties style:font-name="Arial1" fo:font-style="italic" fo:font-weight="normal" officeooo:rsid="00330b2c" style:font-style-asian="italic" style:font-weight-asian="normal" style:font-name-complex="Arial1" style:font-style-complex="italic" style:font-weight-complex="normal"/>
    </style:style>
    <style:style style:name="T57" style:family="text">
      <style:text-properties style:font-name="Arial1" fo:font-weight="normal" style:font-weight-asian="normal" style:font-name-complex="Arial1" style:font-weight-complex="normal"/>
    </style:style>
    <style:style style:name="T58" style:family="text">
      <style:text-properties style:font-name="Arial1" fo:font-weight="normal" officeooo:rsid="00330b2c" style:font-weight-asian="normal" style:font-name-complex="Arial1" style:font-weight-complex="normal"/>
    </style:style>
    <style:style style:name="T59"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60"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61" style:family="text">
      <style:text-properties style:font-name="Arial1" fo:font-size="12pt" fo:font-weight="normal" style:font-size-asian="12pt" style:font-weight-asian="normal" style:font-name-complex="Arial1" style:font-size-complex="12pt" style:font-weight-complex="normal"/>
    </style:style>
    <style:style style:name="T62"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tinerarios de Rubén Darío en París</text:p>
      <text:p text:style-name="P5"><text:span text:style-name="T33">1. </text:span>DARÍO EN PARÍS </text:p>
      <text:p text:style-name="HNormalTimes_20_Car_20_Car_20_Car_20_Car_20_Car_20_Car_20_Car"/>
      <text:p text:style-name="HNormalTimes_20_Car_20_Car_20_Car_20_Car_20_Car_20_Car_20_Car"><text:span text:style-name="T32">En 1913, tres años antes de morir, Rubén Darío escribe una crónica intitulada </text:span><text:span text:style-name="T8">“Hombres y Pájaros” </text:span><text:span text:style-name="T32">para </text:span><text:span text:style-name="T8">Mundial Magazine</text:span><text:span text:style-name="T32">, revista que él mismo dirigía. En ella describe a París como un “vasto cuerpo”: la cabeza está en la Sorbona, el vientre y los órganos sexuales en los Grandes Bulevares (“donde se come bien y se peca mejor”) y los miembros en los industriosos barrios de los suburbios. Para entonces, París es un cuerpo plenamente poseído por Darío: hace trece años que más o menos vive en París, y el </text:span><text:span text:style-name="T26">más o menos</text:span><text:span text:style-name="T32"> hace aquí referencia ya a los apuros económicos, ya a la compulsión nómada de este “hombre de todos los países cuya patria no era de este mundo”(Unamuno) que por hallarse en viaje permanente no poseyó nunca biblioteca alguna, exceptuando las públicas, las de los amigos y por supuesto esa que traía consigo en la Sorbona de su cabeza, conformada por un sinnúmero de lecturas en donde Darío halló los materiales imaginarios para construirse un paraíso prometido en donde lo apolíneo (Atenas) y lo dionisiaco (Versalles) se reconcilian y reúnen en un París ideal: </text:span></text:p>
      <text:p text:style-name="HNormalTimes_20_Car_20_Car_20_Car_20_Car_20_Car_20_Car_20_Car"/>
      <text:p text:style-name="P66">Yo soñaba con París desde niño, a punto de que cuando hacía mis oraciones rogaba a Dios que no me dejase morir sin conocer París. París era para mí como un paraíso en donde se respirase la esencia de la felicidad sobre la <text:soft-page-break/>tierra. Era la Ciudad del Arte, de la Belleza y de la Gloria; y, sobre todo, era la capital del amor, el reino del Ensueño.</text:p>
      <text:p text:style-name="P65">La Vida de Darío escrita por él mismo</text:p>
      <text:p text:style-name="HNormalTimes_20_Car_20_Car_20_Car_20_Car_20_Car_20_Car_20_Car"/>
      <text:p text:style-name="HNormalTimes_20_Car_20_Car_20_Car_20_Car_20_Car_20_Car_20_Car"><text:span text:style-name="T8">Este primer París es un animal intelectual sordomudo, constituido en una lengua que Darío lee pero todavía no habla. Antes de que el poeta viaje a la ciudad, la ciudad viaja dentro del poeta siguiendo la trayectoria anatómica de la lengua francesa en su cabeza: de los ojos al cerebro, del cerebro a la boca, de la boca a la realidad. En 1880, cuando aún calca versos de Victor Hugo al español en la Biblioteca Nacional de Managua, Darío ya lee el francés pero no lo habla. En 1893, fecha de su primer viaje a París, Rubén corre a conocer a Verlaine y le “murmura en mal francés toda la devoción”. Volverá a París en 1900, cuando La Nación lo envíe a cubrir la Exposición Universal y ya no se irá </text:span><text:span text:style-name="T26">más o menos</text:span><text:span text:style-name="T8"> nunca, poseyendo lengua y ciudad al fin. </text:span></text:p>
      <text:p text:style-name="HNormalTimes_20_Car_20_Car_20_Car_20_Car_20_Car_20_Car_20_Car"/>
      <text:p text:style-name="HNormalTimes_20_Car_20_Car_20_Car_20_Car_20_Car_20_Car_20_Car"><text:span text:style-name="T8">Las alusiones a París son abundantes en la obra de Darío. Al París idealizado, fuente de una infinidad de tropos mitológicos, sigue un París encarnado, anclado sin duda en la experiencia del viaje de 1893 y particularmente visible en los poemas de más alta carga erótica de </text:span><text:span text:style-name="T26">Prosas Profanas </text:span><text:span text:style-name="T8">(1896). Una vez instalado en este “París que aspira a ser el cerebro del mundo porque es su corazón”, Darío le dedicará una gran cantidad de crónicas que publicará primero en La Nación</text:span><text:span text:style-name="T26"> </text:span><text:span text:style-name="T8">y después en Mundial Magazine. El Darío cronista es temáticamente omnívoro: le interesan por igual el último romance monárquico centroeuropeo, la revuelta estudiantil de turno, los señores que alimentan palomas en el Jardín de Luxemburgo, las pinturas del Salón de los Independientes o la carrera automóvilística París-Madrid. <text:s text:c="2"/></text:span></text:p>
      <text:p text:style-name="HNormalTimes_20_Car_20_Car_20_Car_20_Car_20_Car_20_Car_20_Car"/>
      <text:p text:style-name="HNormalTimes_20_Car_20_Car_20_Car_20_Car_20_Car_20_Car_20_Car"><text:span text:style-name="T8">Dice Julio Ortega, con respecto a la llegada de Darío a la Gare de Saint-Lazare, que ni los provincianos de Balzac tenían tan altas expectativas puestas en París. Tras la idealización, la encarnación y la crónica, el último tiempo de París en la obra de Darío es el de las ilusiones perdidas. El “París inconquistable” de la Exposición </text:span><text:soft-page-break/><text:span text:style-name="T8">Universal de 1900 ha dado lugar al “centro de la neurosis, ombligo de la locura, foco de todo </text:span><text:span text:style-name="T26">surmenage” </text:span><text:span text:style-name="T8">(</text:span><text:span text:style-name="T26">Canto Errante</text:span><text:span text:style-name="T8">, 1907) de cuyas “garras de hechizo” es difícil huir. </text:span></text:p>
      <text:p text:style-name="HNormalTimes_20_Car_20_Car_20_Car_20_Car_20_Car_20_Car_20_Car"/>
      <text:p text:style-name="HNormalTimes_20_Car_20_Car_20_Car_20_Car_20_Car_20_Car_20_Car">El Rubén Darío que dice adiós a París en 1914 es un hombre de 47 años, enfermo, sin un centavo, aquejado por el alcoholismo, pertinazmente parecido al Verlaine que conoció en su juvenud y que ahora se embarca en el transatlántico peregrinaje de irse a morir en su tierra natal. Pero sobre todo es un hombre que con un racimo de versos revolucionó métrica y lírica en su lengua, sacando a la poesía hispanoamericana de la larga resaca del Siglo de Oro. Y tanto en sus esplendores como en sus miserias, París fue el foco de la balzaciana parábola que trazó su vida. </text:p>
      <text:p text:style-name="P43"/>
      <text:p text:style-name="P6"><text:span text:style-name="T33">2. </text:span>ITINERARIOS DE RUBÉN DARÍO EN PARÍS</text:p>
      <text:p text:style-name="P52"/>
      <text:list xml:id="list3847184879429305791" text:style-name="L1">
        <text:list-item>
          <text:p text:style-name="P8"><text:span text:style-name="T16">Punto 1: Cafe Cyrano, 82 Boulevard de Clichy, 75018 </text:span><text:span text:style-name="T8">(hoy hamburguesería Quick).</text:span><text:span text:style-name="T9"> </text:span><text:span text:style-name="T8">En 1900 Darío es enviado por el diario argentino </text:span><text:span text:style-name="T26">La Nación </text:span><text:span text:style-name="T8">a cubrir la Exposición Universal. La primera noche, Gómez Carrillo y Darío celebran el reencuentro en el café Cyrano, que veinte años después se convertirá en el cuartel general de los surrealistas. </text:span></text:p>
          <text:p text:style-name="P8"><text:span text:style-name="T8"/></text:p>
        </text:list-item>
      </text:list>
      <text:p text:style-name="P75"><text:span text:style-name="T8">“En París me esperaba Gómez Carrillo y me fui a vivir con él, el número 29 de la calle Faubourg Montmartre. Carrillo era ya gran conocedor de la vida parisiense. Aunque era menor que yo, le pedí consejos. </text:span></text:p>
      <text:p text:style-name="P75"><text:span text:style-name="T8"><text:tab/>—«¿Con cuánto cuenta usted mensualmente?» —me preguntó—. «Con esto», le contesté, poniendo en una mesa un puñado de oros de mi remesa de </text:span><text:span text:style-name="T26">La Nación</text:span><text:span text:style-name="T8">, Carrillo contó y dividió aquella riqueza en dos partes; una pequeña y una grande. —«Ésta, me dijo, apartando la pequeña, es para vivir: guárdela. Y esta otra, es para que la gaste toda». Y yo seguí con placer aquellas agradables indicaciones, y esa misma noche estaba en Montmartre, en una boîte llamada Cyrano, con joviales colegas y trasnochadores estetas, danzarinas, o simples peripatéticas.”</text:span></text:p>
      <text:p text:style-name="P86"><text:span text:style-name="Emphasis"><text:span text:style-name="T8">Rubén Darío, </text:span></text:span><text:span text:style-name="Emphasis"><text:span text:style-name="T27">La vida de Rubén Darío contada por sí mismo</text:span></text:span></text:p>
      <text:p text:style-name="P86"><text:span text:style-name="Emphasis"><text:span text:style-name="T27"/></text:span></text:p>
      <text:p text:style-name="P64"/>
      <text:list xml:id="list51843836611457117" text:style-name="L32">
        <text:list-item>
          <text:p text:style-name="P26"><text:span text:style-name="T62">Punto 2: Restaurante Larue, 3 Place de la Madeleine, 75008.</text:span><text:span text:style-name="T35"> </text:span><text:span text:style-name="T36"><text:s/></text:span>La guía <text:span text:style-name="T22">Paris y sus alrededores. Manual del viajero</text:span><text:span text:style-name="T4">, publicada en 1903, cataloga al restaurante Larue en su apartado de restaurantes de lujo. En 1893, durante su primera visita a París, Darío solía comer ahí a diario. </text:span></text:p>
          <text:p text:style-name="P26"><text:span text:style-name="T4"/></text:p>
        </text:list-item>
      </text:list>
      <text:p text:style-name="P75"><text:span text:style-name="T4">“Comía yo generalmente en el café Larue, situado enfrente de la Magdalena. Allí me</text:span></text:p>
      <text:p text:style-name="P77">inicié en aventuras de alta y fácil galantería.”</text:p>
      <text:p text:style-name="P86"><text:span text:style-name="Emphasis"><text:span text:style-name="T8">Rubén Darío, </text:span></text:span><text:span text:style-name="Emphasis"><text:span text:style-name="T27">La vida de Rubén Darío contada por sí mismo</text:span></text:span></text:p>
      <text:p text:style-name="P86"><text:span text:style-name="Emphasis"><text:span text:style-name="T27"/></text:span></text:p>
      <text:p text:style-name="P64"/>
      <text:list xml:id="list8363886029276764381" text:style-name="L33">
        <text:list-item>
          <text:p text:style-name="P27"><text:span text:style-name="T62">Punto 3: Gare de Saint-Lazare, 75008. Lugar donde un joven Rubén Darío</text:span> (26 años) realiza en 1893 su sueño de conocer París. Al llegar a la estación, Darío cree “hollar suelo sagrado”. Dice Julio Ortega que ni los provincianos de <text:soft-page-break/>Balzac tenían tan altas expectativas al llegar a París. <text:s/></text:p>
          <text:p text:style-name="P27"/>
        </text:list-item>
      </text:list>
      <text:p text:style-name="P75"><text:span text:style-name="T4">“Yo soñaba con París desde niño, a punto de que cuando hacía mis oraciones rogaba a Dios que no me dejase morir sin conocer París. París era para mí como un paraíso en donde se respirase la esencia de la felicidad sobre la tierra. Era la Ciudad del Arte, de la Belleza y de la Gloria; y, sobre todo, era la capital del amor, el reino del Ensueño. E iba yo a conocer París, a realizar la mayor ansia de mi vida. Y cuando en la estación de Saint Lazare, pisé tierra parisiense, creí hollar suelo sagrado.”</text:span></text:p>
      <text:p text:style-name="P86"><text:span text:style-name="T8">Rubén Darío, </text:span><text:span text:style-name="T27">La vida de Rubén Darío escrita por él mismo</text:span></text:p>
      <text:p text:style-name="P60"/>
      <text:p text:style-name="P62"/>
      <text:list xml:id="list3053801013066264617" text:style-name="L34">
        <text:list-item>
          <text:p text:style-name="P28"><text:span text:style-name="T16">Punto 4: Mundial Magazine, 24, Boulevard des Capucines, 75009. </text:span><text:span text:style-name="T62">Darío</text:span> fue director literario de la revista Mundial Magazine de 1911 a 1914, revista en español editada en París por los uruguayos Alfredo y Armando Guido, donde también participan el dibujante Leo Merelo y el músico René Pérez. </text:p>
          <text:p text:style-name="P28"/>
        </text:list-item>
      </text:list>
      <text:p text:style-name="P49">"Aquí me tiene usted de director de revista, y de la revista que todos soñábamos, fuerte y bella en pleno París. "<text:line-break/><text:tab/>Carta de Rubén Darío a Froylán Turcios, 12 de abril de 1911. </text:p>
      <text:p text:style-name="P75"><text:span text:style-name="T8">“Mi distinguido amigo: El número de Mundial consagrado a la Navidad será excepcional por el mérito de su colaboración literaria y artística [...] Ruégole se sirva enviarme una poesía de no larga extensión que tenga por tema la NAVIDAD. Su producción será remunerada por la Administración <text:s/>[...] Posdata. Recibí su libro, bello y fuerte de sabia juventud. Ruégole diga a EV, mi deseo de rendir un homenaje en Mundial a la memoria de su padre.”<text:tab/></text:span></text:p>
      <text:p text:style-name="P80"><text:tab/>Carta de Rubén Darío a Alfonso Reyes, 1o de diciembre de 1911</text:p>
      <text:p text:style-name="P75"><text:span text:style-name="T39"><text:tab/></text:span><text:span text:style-name="T40">J.Jirón Terán, y J.E. Arellano, </text:span><text:span text:style-name="T39">Cartas desconocidas de Rubén Darío, 1882-1916</text:span></text:p>
      <text:p text:style-name="P64"/>
      <text:list xml:id="list7489811979097410809" text:style-name="L35">
        <text:list-item>
          <text:p text:style-name="P29"><text:span text:style-name="T62">Punto 5: </text:span><text:span text:style-name="Emphasis"><text:span text:style-name="T16">Café Napolitain, 1 Boulevard des Capucines, 75002 (hoy</text:span></text:span><text:span text:style-name="Emphasis"><text:span text:style-name="T8"> restaurante Hippoppotamus). El Napolitain de principios de siglo era frecuentado por Ernest La Jeunesse, Jean Moréas, Paul Fort. Ahí Darío conoce a Catulle Mendès, poeta parnasiano. </text:span></text:span></text:p>
        </text:list-item>
      </text:list>
      <text:p text:style-name="P75"><text:span text:style-name="T8">“El origen de la novedad fue mi reciente conocimiento de autores franceses del Parnaso, pues a la sazón la lucha simbolista apenas comenzaba en Francia y no era conocida en el Extranjero, y menos en nuestra América. Fué Catulle Mendés mi verdadero iniciador, un Mendés traducido, pues mi francés todavía era precario.”</text:span></text:p>
      <text:p text:style-name="P75"><text:span text:style-name="T8"><text:tab/>Rubén Darío, </text:span><text:span text:style-name="T27">Historia de mis libros</text:span></text:p>
      <text:p text:style-name="P75">“Al <text:span text:style-name="T4">Napolitain</text:span><text:span text:style-name="T22"> </text:span>iba casi todos los días un grupo de nombres en vedette, entre ellos <text:soft-page-break/>Catulle Mendès y su mujer [...] algunas veces Jean Moréas y otros citaredas de menor fama. Catulle Mendès no era ya el hermoso poeta de cabellos dorados, que antaño llamara tanto la atención por sus gallardías y encantos físicos, sino un viejo barrigón, cabeza de nazareno fatigado, todavía con fuertes pretensiones a las conquistas femeninas.”</text:p>
      <text:p text:style-name="P86"><text:span text:style-name="T8">Rubén Darío</text:span><text:span text:style-name="T27">, La vida de Rubén Darío contada por sí mismo</text:span></text:p>
      <text:p text:style-name="P86"><text:span text:style-name="T27"/></text:p>
      <text:p text:style-name="P54"/>
      <text:list xml:id="list1062215858860129124" text:style-name="L36">
        <text:list-item>
          <text:p text:style-name="P30"><text:span text:style-name="T16">Punto 6: Bar Calisaya, 27 boulevard des Italiens</text:span><text:span text:style-name="Emphasis"><text:span text:style-name="T16">, 75002 (hoy </text:span></text:span><text:span text:style-name="Emphasis"><text:span text:style-name="T8">Pizza Pino). Lugar donde Darío conoce a Oscar Wilde. </text:span></text:span></text:p>
        </text:list-item>
      </text:list>
      <text:p text:style-name="P75"><text:span text:style-name="Emphasis"><text:span text:style-name="T4">“Había un bar en los grandes boulevares que se llamaba </text:span></text:span><text:span text:style-name="Emphasis"><text:span text:style-name="T22">Calisaya</text:span></text:span><text:span text:style-name="Emphasis"><text:span text:style-name="T4">. Carrillo y su amigo</text:span></text:span></text:p>
      <text:p text:style-name="P75"><text:span text:style-name="Emphasis"><text:span text:style-name="T4">Ernesto Lejeunesse, me presentaron allí a un caballero un tanto robusto, afeitado, con algo de abacial, muy fino de trato y que hablaba el francés con marcado acento de ultramancha. Era el gran poeta desgraciado Óscar Wilde. Rara vez he encontrado una distinción mayor, una cultura más elegante y una urbanidad más gentil. Hacía poco que había salido de la prisión. Sus viejos amigos franceses que le habían adulado y mimado en tiempo de riqueza y de triunfo, no le hacían caso. Le quedaban apenas dos o tres fieles, de segundo orden. Él había cambiado hasta de nombre en el hotel donde vivía. Se llamaba con un nombre balzaciano, Sebastián Melmoth. En Inglaterra le habían embargado todas sus obras. Vivía de la ayuda de algunos amigos de Londres. [...] Unos cuantos meses después moría el pobre Wilde, y yo no pude ir a su entierro, porque cuando lo supe, ya estaba el desventurado bajo la tierra.”</text:span></text:span></text:p>
      <text:p text:style-name="P86"><text:span text:style-name="Emphasis"><text:span text:style-name="T8">Rubén Darío,</text:span></text:span><text:span text:style-name="Emphasis"><text:span text:style-name="T27"> La vida de Rubén Darío contada por sí mismo</text:span></text:span></text:p>
      <text:p text:style-name="P54"/>
      <text:p text:style-name="P54"/>
      <text:p text:style-name="P54"/>
      <text:list xml:id="list6649096871100790317" text:style-name="L37">
        <text:list-item>
          <text:p text:style-name="P31"><text:span text:style-name="T16">Punto 7: Casa de Rubén Darío (1906), 3 rue de Marivaux, 75002 (hoy</text:span><text:span text:style-name="T8"> Librairie Théatrale). </text:span>La notoriedad de Darío en el ámbito hispanoamericano es tal que periódicamente circulan cablegramas de prensa con los más disparatados rumores a su respecto: ya que renunció a la nacionalidad nicaragüense, ya que está aquejado de parálisis, ya que acaba de fallecer. En 1906, Luis Bonafoux lo va a visitar a la casa de la calle de Marivaux para <text:s/>ver cómo se encuentra tras el supuesto ataque de parálisis. Darío, en perfecta salud, lo conmina a compartir un whisky con soda. </text:p>
        </text:list-item>
      </text:list>
      <text:p text:style-name="P70"><text:span text:style-name="T8"><text:tab/>Y me volví a París. Me volví al enemigo</text:span></text:p>
      <text:p text:style-name="P72"><text:tab/>Terrible, centro de la neurosis, ombligo</text:p>
      <text:p text:style-name="P70"><text:span text:style-name="T8"><text:tab/>De la locura, foco de todo </text:span><text:span text:style-name="T26">surmenage</text:span></text:p>
      <text:p text:style-name="P70"><text:span text:style-name="T8"><text:tab/>Donde hago buenamente mi papel de </text:span><text:span text:style-name="T26">sauvage</text:span></text:p>
      <text:p text:style-name="P72"><text:tab/>Encerrado en mi celda de la rue Marivaux,</text:p>
      <text:p text:style-name="P72"><text:soft-page-break/><text:tab/>Confiando sólo en mí y resguardando el yo.</text:p>
      <text:p text:style-name="P72"><text:tab/>¡Y si lo resguardara, señora, si no fuera</text:p>
      <text:p text:style-name="P72"><text:tab/>lo que llaman los parisienses una pera!</text:p>
      <text:p text:style-name="P70"><text:span text:style-name="T26"><text:tab/><text:tab/></text:span><text:span text:style-name="T8">Rubén Darío, </text:span><text:span text:style-name="T26">Canto Errante o Epístola a la señora de Leopoldo Lugones</text:span></text:p>
      <text:p text:style-name="P70"><text:span text:style-name="T26"/></text:p>
      <text:p text:style-name="P70"><text:span text:style-name="T26"/></text:p>
      <text:p text:style-name="P70"><text:span text:style-name="T8">“En otra ocasión fui a visitarlo a su nuevo apartamento de la rue Marivaux, frente al costado de la Ópera Cómica, su compañera Francisca Sánchez del Pozo me dijo que estaba enfermo y que en ese momento dormía.”</text:span></text:p>
      <text:p text:style-name="P70"><text:span text:style-name="T8"><text:tab/>Francisco Contreras. </text:span><text:span text:style-name="T26">Rubén Darío. Su vida y su obra. </text:span></text:p>
      <text:p text:style-name="P73"/>
      <text:list xml:id="list8147503845413951652" text:style-name="L38">
        <text:list-item>
          <text:p text:style-name="P32"><text:span text:style-name="T16">Punto 8: Consulado de Nicaragua en Francia, Passage des Princes, (entrada</text:span><text:span text:style-name="T8"> por el 97 rue Richelieu, 75002)</text:span><text:span text:style-name="T11">. </text:span>En 1903 Darío recibe el nombramiento de Cónsul de de Nicaragua en París e instala su lujoso (si bien efímero) consulado en la escalera C del Pasaje de los Príncipes. </text:p>
        </text:list-item>
      </text:list>
      <text:p text:style-name="P75"><text:span text:style-name="T8">“Darío era nombrado Cónsul en ejercicio, con la exigua asignación de quinientos francos mensuales; el Poeta estaba feliz; era la primera vez que se asomaba a las regiones oficiales de su patria”. </text:span></text:p>
      <text:p text:style-name="P75"><text:span text:style-name="T8"><text:tab/>José María Vargas Vila, </text:span><text:span text:style-name="T26">Rubén Darío</text:span></text:p>
      <text:p text:style-name="P75"><text:span text:style-name="T8">“Entre mis tareas consulares y mi servicio en La Nación, pasaba mi existencia parisiense. Me instruí en mis funciones consulares y tenía como canciller a un rubio y calvo mexicano, limpio de espíritu y de corazón, y a quien convencimos, en horas risueñas, algunos hispano-americanos, de que, dado su tipo completamente igual al de los Habsburgos y la fecha de su nacimiento, debía de ser hijo del emperador Maximiliano; y el «rico tipo», con poco cariño por su papá y poco respeto por su señora mamá, llegó a aceptar, entre veras y bromas, la posibilidad de su austriaco parentesco...”</text:span></text:p>
      <text:p text:style-name="P75"><text:span text:style-name="T11"><text:tab/></text:span><text:span text:style-name="Emphasis"><text:span text:style-name="T8">Rubén Darío, </text:span></text:span><text:span text:style-name="Emphasis"><text:span text:style-name="T27">La vida de Rubén Darío contada por sí mismo</text:span></text:span></text:p>
      <text:p text:style-name="P56"/>
      <text:list xml:id="list911363187338903376" text:style-name="L39">
        <text:list-item>
          <text:p text:style-name="P33"><text:span text:style-name="T62">Punto 9: Casa de Rubén Darío (1900), 29 rue Faubourg Montmartre, 75009. Cuando llega a París en 1900 a cubrir la Exposición Universal, Enri</text:span>que Gómez Carrillo le da hospedaje en su casa del Faubourg Montmartre. Cuando éste último se muda, Darío se queda con la casa, que compartirá sucesivamente con su Amado Nervo y Francisca Sánchez del Pozo. </text:p>
        </text:list-item>
      </text:list>
      <text:p text:style-name="P75"><text:span text:style-name="T4">“El poeta vivía en la rue Faubourg de Montmartre, en el mismo apartamento con Gómez Carrillo, a quien yo conocía ya [...] Darío apareció ante nosotros, ya fantasmal y enigmático; era aun joven, bien plantado, la mirada genial, el aire triste; todas las razas del mundo parecían haber puesto su sello en aquella faz, que era como una playa que hubiese recibido el beso de todas las olas del océano.”</text:span></text:p>
      <text:p text:style-name="P75"><text:span text:style-name="T4"><text:tab/>José María Vargas Vila, </text:span><text:span text:style-name="T22">Rubén Darío</text:span></text:p>
      <text:p text:style-name="P75"><text:span text:style-name="T4">“Poco después, Carrillo tuvo que dejar su casa, y yo me quedé con ella; y como </text:span><text:soft-page-break/><text:span text:style-name="T4">Carrillo</text:span></text:p>
      <text:p text:style-name="P77">me llevó a mí, yo me llevé al poeta mexicano Amado Nervo ”</text:p>
      <text:p text:style-name="P75"><text:span text:style-name="T4"><text:tab/></text:span><text:span text:style-name="T8">Rubén Darío, </text:span><text:span text:style-name="T27">La vida de Rubén Darío escrita por él mismo</text:span></text:p>
      <text:p text:style-name="P75"><text:span text:style-name="T27">“</text:span><text:span text:style-name="T8">En el año de 1901, Enero 18, Francisca llega a París pudiendo así tomar parte en la celebración de cumpleaños del poeta. Cautivado por su delicadeza, Amado Nervo la bautizó con el nombre de la Princesa Paca”. </text:span></text:p>
      <text:p text:style-name="P75"><text:span text:style-name="T8"><text:tab/>Francisco Contreras. </text:span><text:span text:style-name="T26">Rubén Darío. Su vida y su obra. <text:s/></text:span></text:p>
      <text:p text:style-name="P88"><text:span text:style-name="T26"/></text:p>
      <text:p text:style-name="P82"/>
      <text:list xml:id="list7278536293572431350" text:style-name="L40">
        <text:list-item>
          <text:p text:style-name="P34"><text:span text:style-name="T16">Punto 10: Restaurant </text:span><text:span text:style-name="T31">Au Filet de Sole</text:span><text:span text:style-name="T16">, 15 rue Faubourg Montmartre, 75009. </text:span><text:span text:style-name="T62">Cuando vivía en el barrio Montmartre, Darío solía cenar en el cubano</text:span> Eulogio Horta o los argentinos Leopoldo Lugones y Manuel Ugarte. </text:p>
          <text:p text:style-name="P34"/>
        </text:list-item>
      </text:list>
      <text:p text:style-name="P75"><text:span text:style-name="T8">“Yo seguí habitando la misma casa de la calle Faubourg Montmartre y cuando regresaba por las madrugadas, solía entrar a cenar a un establecimiento situado en mi vecindad, y que se llamaba </text:span><text:span text:style-name="T26">Au filet de Sole</text:span><text:span text:style-name="T8">. En uno de esos amaneceres llegué en compañía de un escritor cubano, Eulogio Horta. Estábamos cenando en uno de los extremos del salón del café. [...] De pronto entró una joven, casi una niña, de notable belleza; se dirigió a uno de los hombres, rojo, rechoncho, de fosco aspecto, con tipo de carnicero, habló con él algunas palabras... La bofetada fue tan fuerte que resonó por todo el recinto y la pobre muchacha cayó cual larga era... A Eulogio Horta y a mí se nos subió, sobre los vinos, lo hispano-americano a la cabeza, y nos levantamos en defensa de la que juzgábamos una víctima; pero la cuadrilla de rufianes se alzó como uno solo, amenazante, lanzándonos los más bajos insultos... Y lo peor era que quien nos insultaba más, con la cara ensangrentada, era la moza del bofetón... No nos pasó algo serio porque el gerente del establecimiento, que me conocía desde Buenos Aires, salió a nuestra defensa, habló en alemán con ellos y todo se calmó.” </text:span></text:p>
      <text:p text:style-name="P75"><text:span text:style-name="T8"><text:tab/>Rubén Darío, </text:span><text:span text:style-name="T27">La vida de Rubén Darío escrita por él mismo</text:span></text:p>
      <text:p text:style-name="P88"><text:span text:style-name="T27"/></text:p>
      <text:list xml:id="list6110747942690425622" text:style-name="L41">
        <text:list-item>
          <text:p text:style-name="P35"><text:span text:style-name="T16">Punto 11: Grand Hôtel de la Bourse et des Ambassadeurs, </text:span><text:span text:style-name="T62">17 Rue Notre-Dame des Victoires, 75002. </text:span><text:span text:style-name="T16">Hotel donde se hospeda Darío durante su primer viaje a París en 1893. De 26 años, el nicaragüense se entrega en cuerpo y alma </text:span><text:span text:style-name="T8">a la bohemia parisina junto con el español Alejandro Sawa y el guatemalteco Enrique Gómez Carrillo, hasta agotar sus recursos y zarpar hacia Buenos Aires. Ahí escribe los poemas </text:span><text:span text:style-name="T26">El Faisán </text:span><text:span text:style-name="T8">y </text:span><text:span text:style-name="T26">Era un aire suave, </text:span><text:span text:style-name="T8">que formarán parte de </text:span><text:span text:style-name="T26">Prosas Profanas. </text:span></text:p>
          <text:p text:style-name="P35"><text:span text:style-name="T26"/></text:p>
        </text:list-item>
      </text:list>
      <text:p text:style-name="P75"><text:span text:style-name="T8">“Me hospedé en un hotel español, que por cierto ya no existe. Se hallaba situado </text:span><text:soft-page-break/><text:span text:style-name="T8">cerca de la Bolsa, y se llamaba pomposamente </text:span><text:span text:style-name="T26">Grand Hôtel de la Bourse et des Ambassadeurs</text:span><text:span text:style-name="T8">... Yo deposité en la caja, desde mi llegada, unos cuantos largos y prometedores rollos de brillantes y áureas águilas americanas de a veinte dólares. Desde el día siguiente tenía carruaje a todas horas en la puerta, y comencé mi conquista de París... Apenas hablaba una que otra palabra de francés. Fui a buscar a Enrique Gómez Carrillo, que trabajaba entonces empleado en la casa del librero Garnier.”</text:span></text:p>
      <text:p text:style-name="P86"><text:span text:style-name="Emphasis"><text:span text:style-name="T8">Rubén Darío, </text:span></text:span><text:span text:style-name="Emphasis"><text:span text:style-name="T27">La vida de Rubén Darío contada por sí mismo</text:span></text:span></text:p>
      <text:p text:style-name="P86"><text:span text:style-name="Emphasis"><text:span text:style-name="T27"/></text:span></text:p>
      <text:p text:style-name="P75"><text:span text:style-name="T8">“Una mañana, después de pasar la noche en vela, llevó Alejandro Sawa a mi hotel a Charles Morice, que era entonces el crítico de los simbolistas. Hacía poco que había</text:span></text:p>
      <text:p text:style-name="P75"><text:span text:style-name="T8">publicado su famoso libro </text:span><text:span text:style-name="T26">La literature de toute a l'heure</text:span><text:span text:style-name="T8">. [...] Se puso a hojear una edición guatemalteca de mi Azul, en que, por mal de mis pecados, incluí unos versos franceses”.</text:span></text:p>
      <text:p text:style-name="P75"><text:span text:style-name="T29"><text:tab/></text:span><text:span text:style-name="Emphasis"><text:span text:style-name="T8">Rubén Darío, </text:span></text:span><text:span text:style-name="Emphasis"><text:span text:style-name="T27">La vida de Rubén Darío contada por sí mismo</text:span></text:span></text:p>
      <text:p text:style-name="P84"/>
      <text:list xml:id="list5897404334533014204" text:style-name="L42">
        <text:list-item>
          <text:p text:style-name="P36"><text:span text:style-name="T16">Punto 12: Café Vachette, 27 Boulevard de Saint-Michel, 75002 (en la esquina del bulevar y la la rue des Écoles). </text:span><text:span text:style-name="Strong_20_Emphasis"><text:span text:style-name="T16">Lugar donde Darío conoce al poeta </text:span></text:span><text:span text:style-name="Strong_20_Emphasis"><text:span text:style-name="T8">simbolista Jean Moréas. Hacia 1900 el Vachette era frecuentado por Catulle Mendès, Huysmans y Verlaine pero sobre todo por Jean Moréas, a quien Darío frecuentó tanto en su primer viaje de 1893 como a su regreso en 1900. Se dice que Moréas llegaba ahí a las ocho de la mañana y no se iba hasta las cinco de la mañana del día siguiente. </text:span></text:span></text:p>
        </text:list-item>
      </text:list>
      <text:p text:style-name="P75"><text:span text:style-name="Strong_20_Emphasis"><text:span text:style-name="T8">“Carrillo fue a buscarme. Encontramos al poeta del </text:span></text:span><text:span text:style-name="Strong_20_Emphasis"><text:span text:style-name="T26">Pèlerin passioné </text:span></text:span><text:span text:style-name="Strong_20_Emphasis"><text:span text:style-name="T8">en un café del barrio, creo que en el Vachette. Estaba a su lado su entonces compañero y ayudante en sus líricas campañas Maurice Duplessis. Y encontré a un Moréas sereno, sonoro, admirable, parlante.”</text:span></text:span></text:p>
      <text:p text:style-name="P75"><text:span text:style-name="Strong_20_Emphasis"><text:span text:style-name="T8"><text:tab/>Rubén Darío. </text:span></text:span><text:span text:style-name="Strong_20_Emphasis"><text:span text:style-name="T26">Algunas notas sobre Jean Moréas. </text:span></text:span></text:p>
      <text:p text:style-name="P75"><text:span text:style-name="Strong_20_Emphasis"><text:span text:style-name="T26"/></text:span></text:p>
      <text:p text:style-name="P75"><text:span text:style-name="Strong_20_Emphasis"><text:span text:style-name="T8">“Sabido es que su apellido no era Moreas, sino Papadiamantopoulos. Quien desee más detalles lea mi libro </text:span></text:span><text:span text:style-name="Strong_20_Emphasis"><text:span text:style-name="T26">Los Raros</text:span></text:span><text:span text:style-name="Strong_20_Emphasis"><text:span text:style-name="T8">. Me habían dicho que Moréas sabía español. No sabía ni una sola palabra. Ni él, ni Verlaine, aunque anunciaron ambos, en los primeros tiempos de la revista </text:span></text:span><text:span text:style-name="Strong_20_Emphasis"><text:span text:style-name="T26">La Plume</text:span></text:span><text:span text:style-name="Strong_20_Emphasis"><text:span text:style-name="T8">, que publicarían una traducción de </text:span></text:span><text:span text:style-name="Strong_20_Emphasis"><text:span text:style-name="T26">La Vida es Sueño</text:span></text:span><text:span text:style-name="Strong_20_Emphasis"><text:span text:style-name="T8">, de Calderón de la Barca. Siendo así como Verlaine solía pronunciar, con marcadísimo acento, estos versos de Góngora: «A batallas de amor campo de plumas»; Moréas, con su gran voz sonora, exclamaba: «No hay mal que por bien no venga»... O bien: en cuanto me veía: «¡Viva don Luis de Góngora y Argote!», y con el mismo tono, cuando divisaba a Carrillo, gritaba: «¡Don Diego Hurtado de Mendoza!». Tanto Verlaine como Moreas eran popularísimos en el </text:span></text:span><text:span text:style-name="Strong_20_Emphasis"><text:span text:style-name="T26">Quartier</text:span></text:span><text:span text:style-name="Strong_20_Emphasis"><text:span text:style-name="T8">, y andaban siempre rodeados de una corte de jóvenes poetas que, con el </text:span></text:span><text:span text:style-name="Strong_20_Emphasis"><text:span text:style-name="T26">Pauvre Lelian</text:span></text:span><text:span text:style-name="Strong_20_Emphasis"><text:span text:style-name="T8">, se aumentaban de gentes de la mala bohemia que no tenían que ver con el arte ni con la literatura.”</text:span></text:span></text:p>
      <text:p text:style-name="P75"><text:soft-page-break/><text:span text:style-name="Strong_20_Emphasis"><text:span text:style-name="T8"><text:tab/>Rubén Darío</text:span></text:span><text:span text:style-name="Strong_20_Emphasis"><text:span text:style-name="T27">, La vida de Rubén Darío contada por sí mismo</text:span></text:span></text:p>
      <text:p text:style-name="P60"/>
      <text:list xml:id="list743224813088419693" text:style-name="L43">
        <text:list-item>
          <text:p text:style-name="P37"><text:span text:style-name="T62">Punto 13: Café D'Harcourt, esquina de rue Champollion y Place de la Sorbonne, 75009</text:span><text:span text:style-name="Strong_20_Emphasis"><text:span text:style-name="T62"> (</text:span></text:span><text:span text:style-name="T62">hoy tienda GAP). </text:span><text:span text:style-name="Strong_20_Emphasis"><text:span text:style-name="T62">Es en este lugar donde ocurre el ansiado </text:span></text:span><text:span text:style-name="Strong_20_Emphasis"><text:span text:style-name="T32">encuentro de Darío con su admirado Verlaine en 1893, en compañía de Enrique Gómez Carrillo y Alejandro Sawa. </text:span></text:span></text:p>
        </text:list-item>
      </text:list>
      <text:p text:style-name="P75"><text:span text:style-name="T21">“</text:span><text:span text:style-name="T4">Uno de mis grandes deseos era poder hablar con Verlaine. Cierta noche, en el café D'Harcourt, encontramos al Fauno, rodeado de equívocos acólitos.<text:line-break/>[...] Se conocía que había bebido harto. Respondía de cuando en cuando, a las preguntas que le hacían sus acompañantes, golpeando intermitentemente el mármol de la mesa. Nos acercamos con Sawa, me presentó: «Poeta americano, admirador, etc.». Yo murmuré en mal francés toda la devoción que me fue posible, concluí con la palabra gloria... Quién sabe qué habría pasado esta tarde al desventurado maestro; el caso es que, volviéndose a mí, y sin cesar de golpear la mesa, me dijo en voz baja y pectoral: «¡La gloire!... ¡La gloire!... ¡M... M... encore!...»</text:span><text:span text:style-name="T21">”</text:span></text:p>
      <text:p text:style-name="P86"><text:span text:style-name="T8">Rubén Darío, </text:span><text:span text:style-name="T27">La vida de Rubén Darío escrita por él mismo</text:span></text:p>
      <text:p text:style-name="P68"/>
      <text:list xml:id="list3045471338334921243" text:style-name="L44">
        <text:list-item>
          <text:p text:style-name="P38"><text:span text:style-name="T16">Punto 14: Casa de Darío (1908) 3, rue Corneille, 75006. Ahí nace su hijo</text:span><text:span text:style-name="T8"> </text:span><text:span text:style-name="T26">Güicho </text:span><text:span text:style-name="T8">(Rubén Darío Sánchez), el único sobreviviente de los tres hijos que concibe con Francisca Sánchez del Pozo. Es también en esta casa donde Darío escribe una carta para Miguel de Unamuno en respuesta a una alusión (“A Rubén se le ven las plumas [de indio] bajo el sombrero”). La carta termina con la frase “ Sea, pues, justo y bueno</text:span><text:span text:style-name="T26">” </text:span><text:span text:style-name="T8">que Unamuno retomará cuando muera Darío, para el elogio fúnebre que publicará en la revista Summa (1916), donde se retractará y lamentará el incidente. </text:span></text:p>
        </text:list-item>
      </text:list>
      <text:p text:style-name="P75"><text:span text:style-name="T8">“Mi querido amigo: Ante todo para una alusión. Es con una pluma que me quito de debajo del sombrero con la que le escribo. [...] Usted es un espíritu director. Sus preocupaciones sobre los asuntos eternos y definitivos le obligan a la justicia y a la bondad. Sea, pues, justo y bueno. </text:span><text:span text:style-name="T26">Ex toto corde</text:span><text:span text:style-name="T8">. Rubén Darío”</text:span></text:p>
      <text:p text:style-name="P80"><text:tab/>Carta de Rubén Darío a Miguel de Unamuno, 5 de septiembre de 1907.</text:p>
      <text:p text:style-name="P75"><text:span text:style-name="T8"><text:tab/></text:span><text:span text:style-name="T40">J.Jirón Terán, y J.E. Arellano, </text:span><text:span text:style-name="T39">Cartas desconocidas de Rubén Darío, 1882-1916</text:span></text:p>
      <text:p text:style-name="P75"><text:span text:style-name="T8">“En esos días Rubén Darío vino a habitar en el Barrio Latino, calle Corneille. Yo vivía a un paso, en la calle Casimir Delavigne. Casi todas las tardes iba a reunirme con él, en su salón decorado por una gran reproducción de Paul Verlaine del pintor apellidado Carrière y por un excelente retrato suyo de 1907 que acababa de hacer un pintor mexicano.”</text:span></text:p>
      <text:p text:style-name="P75"><text:span text:style-name="T8"><text:tab/>Francisco Contreras. </text:span><text:span text:style-name="T26">Rubén Darío. Su vida y su obra. <text:s/></text:span></text:p>
      <text:p text:style-name="P58"><text:soft-page-break/></text:p>
      <text:list xml:id="list1476293395283451643" text:style-name="L45">
        <text:list-item>
          <text:p text:style-name="P39"><text:span text:style-name="T16">Punto 15: Casa de Rubén Darío (1909-1912), 4 rue Herschel, 75005. </text:span><text:span text:style-name="T62">Hay una placa conmemorativa en la fachada de este inmueble donde Darío vivió </text:span>por casi tres años. </text:p>
        </text:list-item>
      </text:list>
      <text:p text:style-name="P75"><text:span text:style-name="T8">“En efecto, como al subsiguiente día, domingo, yo pasara por la rue Herschel, vi salir de la casa a un inconfundible cochero, con su esclavina y su alto sombrero de forma de latón, llevando en brazos a Rubencito; Francisca seguía en pos, con un enorme cesto de merienda, y cerraba la marcha Rubén abrazado estrechamente a una botella de ajenjo. Era, pues la excursión dominical”.</text:span></text:p>
      <text:p text:style-name="P75"><text:span text:style-name="T8"><text:tab/>Augusto d'Halmar. </text:span><text:span text:style-name="T26">Rubén Darío y los americanos en París. </text:span></text:p>
      <text:p text:style-name="P56"/>
      <text:list xml:id="list637202935399898150" text:style-name="L46">
        <text:list-item>
          <text:p text:style-name="P40"><text:span text:style-name="T62">Punto 16: Bal Bullier, 31 avenue Georges Bernanos, 75009 (hoy centro Jean Sarrailh del CROUS). Desde su primera a París, Sawa y González Carrillo inician a Darío en los misterios de la vida nocturna del Barrio Latino, en donde </text:span>e<text:span text:style-name="T4">l baile popular Boullier es un todo templo de la parranda parisina. Darío lo frecuenta con Amado Nervo en 190</text:span><text:span text:style-name="T6">0 </text:span><text:span text:style-name="T7">ó</text:span><text:span text:style-name="T6"> 1901</text:span><text:span text:style-name="T4">, y lo menciona en una crónica del parís nocturno que publica en </text:span><text:span text:style-name="T23">El éxodo y las flores del camino </text:span><text:span text:style-name="T6">en 1902</text:span><text:span text:style-name="T4">. </text:span></text:p>
        </text:list-item>
      </text:list>
      <text:p text:style-name="P75"><text:span text:style-name="T4">“Una marejada de luz y de perfumes, una balumba de risas os invade, deslumbra, sofoca y ensordece. Y veis luego un inmenso hemiciclo limitado por una plataforma, sobre la cual, en dos alas que irradian de la tribuna central donde toca la música, hay pequeños palcos y mesas de café [...] Todo lo demás son “ellas”, las grisetas [...] las obreritas de a cuatro francos al día, que trabajan durante el ídem y suelen amar durante la noche; [...] se respira allí un hálito de frescura tal, de ingenuidad, de júbilo sencillo, que aun a los que solíamos ir para confinarnos en un palco, frente a una granadina, vagando con la mirada por el gárrulo panorama, nos acontecía estar contentos. </text:span></text:p>
      <text:p text:style-name="P77">No siempre, sin embargo; y la prueba de ello es que, en cierta ocasión en que Rubén Darío y yo bostezábamos, él me dijo: </text:p>
      <text:p text:style-name="P75"><text:span text:style-name="T4"><text:tab/></text:span><text:span text:style-name="T41">—</text:span><text:span text:style-name="T4">¿Por qué no podemos ya estar alegres como esos?</text:span></text:p>
      <text:p text:style-name="P77"><text:tab/>Y yo respondí: </text:p>
      <text:p text:style-name="P75"><text:span text:style-name="T4"><text:tab/></text:span><text:span text:style-name="T41">—</text:span><text:span text:style-name="T4">Porque vinimos a París un poco tarde. A París debe uno venir cuando tiene veinte años.”</text:span></text:p>
      <text:p text:style-name="P86"><text:span text:style-name="T8">Amado Nervo</text:span><text:span text:style-name="T27">. Bullier.</text:span></text:p>
      <text:p text:style-name="P84"/>
      <text:list xml:id="list335083182" text:continue-numbering="true" text:style-name="L46">
        <text:list-item>
          <text:p text:style-name="P42">Punto 1<text:span text:style-name="T46">7</text:span>: <text:span text:style-name="T46">La Closerie des Lilas,</text:span> <text:span text:style-name="T46">171 Bld. Montparnasse, 75006. </text:span></text:p>
        </text:list-item>
      </text:list>
      <text:p text:style-name="P80">“<text:span text:style-name="T47">En su situación, Rubén Darío consintió en salir un poco de su encierro y tomar cierto contacto con los escritores franceses. Dejóse llevar a la </text:span><text:span text:style-name="T24">Closerie des Lilas</text:span><text:span text:style-name="T47">, y ahí conoció a Paul Fort, Ernest Raynaud, Paterne Berrichon y a algunos jóvenes.” </text:span></text:p>
      <text:p text:style-name="P72"><text:span text:style-name="T24"><text:tab/><text:tab/>Francisco Contreras. Rubén Darío. Su vida y su obra. </text:span></text:p>
      <text:p text:style-name="P45"><text:span text:style-name="T38">3. CRONOLOGÍA</text:span></text:p>
      <text:p text:style-name="HNormalTimes_20_Car_20_Car_20_Car_20_Car_20_Car_20_Car_20_Car"/>
      <text:p text:style-name="HNormalTimes_20_Car_20_Car_20_Car_20_Car_20_Car_20_Car_20_Car">18 de enero de 1867. Nace Félix Rubén García Sarmiento en Metapa (hoy Ciudad Darío), departamento de Matagalpa, Nicaragua. La familia es conocida en el pueblo como los “Daríos” por el nombre del tatarabuelo paterno: don Darío. </text:p>
      <text:p text:style-name="HNormalTimes_20_Car_20_Car_20_Car_20_Car_20_Car_20_Car_20_Car"/>
      <text:p text:style-name="HNormalTimes_20_Car_20_Car_20_Car_20_Car_20_Car_20_Car_20_Car">1869. Sus padres se separan. Su madre se instala en Honduras. Rubén crece en la ciudad de León, en el hogar de su tía abuela Bernarda Sarmiento y del coronel Félix Ramírez Madregil, a quienes considera sus padres. </text:p>
      <text:p text:style-name="HNormalTimes_20_Car_20_Car_20_Car_20_Car_20_Car_20_Car_20_Car"/>
      <text:p text:style-name="HNormalTimes_20_Car_20_Car_20_Car_20_Car_20_Car_20_Car_20_Car">1871. Fallece el coronel Ramírez. </text:p>
      <text:p text:style-name="HNormalTimes_20_Car_20_Car_20_Car_20_Car_20_Car_20_Car_20_Car"/>
      <text:p text:style-name="HNormalTimes_20_Car_20_Car_20_Car_20_Car_20_Car_20_Car_20_Car">1880. <text:span text:style-name="T4">Publica sus primeros versos. </text:span></text:p>
      <text:p text:style-name="HNormalTimes_20_Car_20_Car_20_Car_20_Car_20_Car_20_Car_20_Car"/>
      <text:p text:style-name="HNormalTimes_20_Car_20_Car_20_Car_20_Car_20_Car_20_Car_20_Car">1881. Renombre departamental del poeta niño. Viaje a Managua. </text:p>
      <text:p text:style-name="HNormalTimes_20_Car_20_Car_20_Car_20_Car_20_Car_20_Car_20_Car"/>
      <text:p text:style-name="HNormalTimes_20_Car_20_Car_20_Car_20_Car_20_Car_20_Car_20_Car">1882. Romance con Rosario Murillo. Viaja a San Salvador, donde el poeta Francisco Gavidia lo inicia en la lectura de alejandrinos de Victor Hugo. </text:p>
      <text:p text:style-name="HNormalTimes_20_Car_20_Car_20_Car_20_Car_20_Car_20_Car_20_Car"/>
      <text:p text:style-name="HNormalTimes_20_Car_20_Car_20_Car_20_Car_20_Car_20_Car_20_Car">1884. Regresa a Nicaragua. Trabaja en la secretaría presidencial y luego en la Biblioteca Nacional. </text:p>
      <text:p text:style-name="HNormalTimes_20_Car_20_Car_20_Car_20_Car_20_Car_20_Car_20_Car"/>
      <text:p text:style-name="HNormalTimes_20_Car_20_Car_20_Car_20_Car_20_Car_20_Car_20_Car">1886. Viaje a Chile. Se instala en Santiago, en donde se incorpora a la redacción del diario La Época. </text:p>
      <text:p text:style-name="HNormalTimes_20_Car_20_Car_20_Car_20_Car_20_Car_20_Car_20_Car"/>
      <text:p text:style-name="HNormalTimes_20_Car_20_Car_20_Car_20_Car_20_Car_20_Car_20_Car"><text:span text:style-name="T4">1887. Trabaja como inspector de la aduana en Valparaíso. Publica </text:span><text:span text:style-name="T22">Abrojos. </text:span></text:p>
      <text:p text:style-name="HNormalTimes_20_Car_20_Car_20_Car_20_Car_20_Car_20_Car_20_Car"/>
      <text:p text:style-name="HNormalTimes_20_Car_20_Car_20_Car_20_Car_20_Car_20_Car_20_Car"><text:soft-page-break/><text:span text:style-name="T4">1888. Primera edición de </text:span><text:span text:style-name="T22">Azul. </text:span><text:span text:style-name="T4"><text:s/></text:span></text:p>
      <text:p text:style-name="HNormalTimes_20_Car_20_Car_20_Car_20_Car_20_Car_20_Car_20_Car"/>
      <text:p text:style-name="HNormalTimes_20_Car_20_Car_20_Car_20_Car_20_Car_20_Car_20_Car">1889. Regresa a Nicaragua. Se instala en El Salvador, donde es nombrado director del diario La Unión. </text:p>
      <text:p text:style-name="HNormalTimes_20_Car_20_Car_20_Car_20_Car_20_Car_20_Car_20_Car"/>
      <text:p text:style-name="HNormalTimes_20_Car_20_Car_20_Car_20_Car_20_Car_20_Car_20_Car"><text:span text:style-name="T4">1890. Matrimonio civil con Rafaela Contreras Cañas. Un golpe de estado al día siguiente de su boda imposibilita la ceremonia religiosa. Se ve obligado a huir a Guatemala. Segunda edición de </text:span><text:span text:style-name="T22">Azul</text:span><text:span text:style-name="T4">. <text:s/></text:span></text:p>
      <text:p text:style-name="HNormalTimes_20_Car_20_Car_20_Car_20_Car_20_Car_20_Car_20_Car"/>
      <text:p text:style-name="HNormalTimes_20_Car_20_Car_20_Car_20_Car_20_Car_20_Car_20_Car">1891. Boda religiosa con Rafaela Contreras en Guatemala. La familia Darío Contreras se traslada a Costa Rica, donde colabora para el diario La Prensa Libre. Nace Rubén Darío Contreras. </text:p>
      <text:p text:style-name="HNormalTimes_20_Car_20_Car_20_Car_20_Car_20_Car_20_Car_20_Car"/>
      <text:p text:style-name="HNormalTimes_20_Car_20_Car_20_Car_20_Car_20_Car_20_Car_20_Car">1892. Viaja a Madrid con motivo de la celebración del cuarto centenario del descubrimiento de América. Conoce a Emilia Pardo Bazán, Jozé Zorrilla Juan Valera, Campoamor y <text:s/>Menéndez Pelayo. </text:p>
      <text:p text:style-name="HNormalTimes_20_Car_20_Car_20_Car_20_Car_20_Car_20_Car_20_Car"/>
      <text:p text:style-name="HNormalTimes_20_Car_20_Car_20_Car_20_Car_20_Car_20_Car_20_Car">1893. En enero fallece su esposa Rafaela. Por voluntad de ésta, su hijo queda en custodia de Ricardo Trigueros, banquero y concuñado de Rubén. En Marzo regresa a Managua, donde le tienden una trampa matrimonial para restaurar el honor de su antigua novia Rosario Murillo. El plan consiste en emborrachar a Rubén hasta la ignominia para que el hermano de Rosario, a la sazón militar, los sorprenda refocilándose y los lleve a punta de pistola ante un cura que ya tiene la boda lista. El 9 de marzo de 1893 Darío despierta con una resaca terrible y una nueva esposa. </text:p>
      <text:p text:style-name="HNormalTimes_20_Car_20_Car_20_Car_20_Car_20_Car_20_Car_20_Car"><text:tab/>En abril viaja a Panamá, donde es nombrado cónsul de Colombia ante Argentina. Embarazada, Rosario Murillo regresa a Nicaragua para dar a luz a Darío Darío Murillo, que morirá a unos cuantos meses después. </text:p>
      <text:p text:style-name="HNormalTimes_20_Car_20_Car_20_Car_20_Car_20_Car_20_Car_20_Car"><text:soft-page-break/><text:tab/>En junio, Darío se embarca con destino a Europa con el dinero que le adelantaron de su nuevo nombramiento consular. En una escala en Nueva York conoce a José Martí. En París conoce a Paul Verlaine, Alejandro Sawa, Enrique Gómez Carrillo, Jean Moréas y Charles Morice y se entrega en cuerpo y alma a la bohemia. Agotados los recursos, se embarca hacia Buenos Aires. </text:p>
      <text:p text:style-name="HNormalTimes_20_Car_20_Car_20_Car_20_Car_20_Car_20_Car_20_Car"/>
      <text:p text:style-name="HNormalTimes_20_Car_20_Car_20_Car_20_Car_20_Car_20_Car_20_Car">1895. Supresión del consulado colombiano de Buenos Aires. Se ve obligado a sobrevivir de sus colaboraciones para el diario La Nación, del que será colaborador por el resto de sus días. </text:p>
      <text:p text:style-name="HNormalTimes_20_Car_20_Car_20_Car_20_Car_20_Car_20_Car_20_Car"/>
      <text:p text:style-name="HNormalTimes_20_Car_20_Car_20_Car_20_Car_20_Car_20_Car_20_Car"><text:span text:style-name="T4">1896. Publica <text:s/></text:span><text:span text:style-name="T22">Los Raros </text:span><text:span text:style-name="T4">y </text:span><text:span text:style-name="T22">Prosas Profanas</text:span><text:span text:style-name="T4">. Frecuenta a Federico Gamboa, Rafael Obligado y Leopoldo Lugones. </text:span></text:p>
      <text:p text:style-name="HNormalTimes_20_Car_20_Car_20_Car_20_Car_20_Car_20_Car_20_Car"/>
      <text:p text:style-name="HNormalTimes_20_Car_20_Car_20_Car_20_Car_20_Car_20_Car_20_Car">1899. La Nación lo nombra corresponsal en Europa para cubrir la guerra entre España y Estados Unidos. En España, frecuenta a Benavente, Juan Ramón Jiménez y Manuel Machado. También conoce a Francisca Sánchez del Pozo, una joven campesina natural de Navalsauz (Ávila). Se enamora de ella. La embaraza. Le enseña a leer. Recibe la orden de La Nación para cubrir Exposición Universal. </text:p>
      <text:p text:style-name="HNormalTimes_20_Car_20_Car_20_Car_20_Car_20_Car_20_Car_20_Car"/>
      <text:p text:style-name="HNormalTimes_20_Car_20_Car_20_Car_20_Car_20_Car_20_Car_20_Car">1900. Se instala en París. Establece amistad con Justo Sierra, y Amado Nervo. Viaja a Italia, donde conoce al papa León XIII y a Vargas Vila. En Madrid nace su hija Carmen Darío Sánchez, que morirá de viruela al año siguiente. </text:p>
      <text:p text:style-name="HNormalTimes_20_Car_20_Car_20_Car_20_Car_20_Car_20_Car_20_Car"/>
      <text:p text:style-name="HNormalTimes_20_Car_20_Car_20_Car_20_Car_20_Car_20_Car_20_Car"><text:span text:style-name="T4">1901. Publica dos libros de crónicas: </text:span><text:span text:style-name="T22">España contemporánea </text:span><text:span text:style-name="T4">y </text:span><text:span text:style-name="T22">Peregrinaciones </text:span><text:span text:style-name="T4">así como la segunda edición del poemario </text:span><text:span text:style-name="T22">Prosas profanas</text:span><text:span text:style-name="T4">. En enero, Francisca viaja a París para reunirse con Rubén. </text:span></text:p>
      <text:p text:style-name="HNormalTimes_20_Car_20_Car_20_Car_20_Car_20_Car_20_Car_20_Car"/>
      <text:p text:style-name="HNormalTimes_20_Car_20_Car_20_Car_20_Car_20_Car_20_Car_20_Car"><text:soft-page-break/><text:span text:style-name="T4">1902. Publica </text:span><text:span text:style-name="T22">La caravana pasa</text:span><text:span text:style-name="T4">, libro de crónicas. Conoce a Antonio Machado. </text:span></text:p>
      <text:p text:style-name="HNormalTimes_20_Car_20_Car_20_Car_20_Car_20_Car_20_Car_20_Car"/>
      <text:p text:style-name="HNormalTimes_20_Car_20_Car_20_Car_20_Car_20_Car_20_Car_20_Car"><text:span text:style-name="T4">1903. Es nombrado cónsul de Nicaragua en París. Nace su segundo hijo con Francisca: Rubén Darío Sánchez, alias </text:span><text:span text:style-name="T22">Phocás el campesino</text:span><text:span text:style-name="T4">, que morirá al año siguiente. </text:span></text:p>
      <text:p text:style-name="HNormalTimes_20_Car_20_Car_20_Car_20_Car_20_Car_20_Car_20_Car"/>
      <text:p text:style-name="HNormalTimes_20_Car_20_Car_20_Car_20_Car_20_Car_20_Car_20_Car">1905. Con la ayuda editorial de Juan Ramón Jiménez, publica en Madrid <text:span text:style-name="T22">Cantos de vida y esperanza</text:span><text:span text:style-name="T4">. </text:span></text:p>
      <text:p text:style-name="HNormalTimes_20_Car_20_Car_20_Car_20_Car_20_Car_20_Car_20_Car"/>
      <text:p text:style-name="HNormalTimes_20_Car_20_Car_20_Car_20_Car_20_Car_20_Car_20_Car"><text:span text:style-name="T4">1907. Se entrevista en Brest con Rosario Murillo. Ella exige reconciliación. Él exige divorcio. En París nace el segundo Rubén Darío Sánchez, alias </text:span><text:span text:style-name="T22">Güicho</text:span><text:span text:style-name="T4">. Justo después, Darío viaja a Nicaragua para intentar divorciarse. El congreso nicaragüense aprueba una reforma a la ley de divorcio, denominada “Ley Darío”. La clase política se divide en dos bandos: los “rubenistas” y los “rosaristas”. Los esfuerzos de Darío son vanos y Rosario se las arregla para evitar el divorcio e impedir que Rubén se case otra vez.</text:span></text:p>
      <text:p text:style-name="HNormalTimes_20_Car_20_Car_20_Car_20_Car_20_Car_20_Car_20_Car"/>
      <text:p text:style-name="HNormalTimes_20_Car_20_Car_20_Car_20_Car_20_Car_20_Car_20_Car">1908. <text:s/>Es nombrado embajador de Nicaragua en España en circunstancias económicas difíciles. Comparece ante el rey Alfonso XIII para la presentación de credenciales con un atuendo prestado por el embajador de Colombia. </text:p>
      <text:p text:style-name="HNormalTimes_20_Car_20_Car_20_Car_20_Car_20_Car_20_Car_20_Car"/>
      <text:p text:style-name="HNormalTimes_20_Car_20_Car_20_Car_20_Car_20_Car_20_Car_20_Car">1910. En agosto aborda en Saint-Nazaire el vapor La Champagne con destino al puerto de Veracruz para representar al gobierno nicaragüense en la celebración del centenario de la independencia de México. Durante el viaje el gobierno que representa es derrocado. El dictador mexicano Porfirio Díaz le cierra el paso a la capital y Darío debe regresar a La Habana. Su ausencia en las fiestas provoca agitación estudiantil en la Ciudad de México. </text:p>
      <text:p text:style-name="HNormalTimes_20_Car_20_Car_20_Car_20_Car_20_Car_20_Car_20_Car"><text:soft-page-break/></text:p>
      <text:p text:style-name="HNormalTimes_20_Car_20_Car_20_Car_20_Car_20_Car_20_Car_20_Car"><text:span text:style-name="T4">1911. De regreso en París, asume la dirección de la revista Mundial Magazine</text:span><text:span text:style-name="T22">. </text:span><text:span text:style-name="T4">Sus dificultades económicas se recrudecen.</text:span></text:p>
      <text:p text:style-name="HNormalTimes_20_Car_20_Car_20_Car_20_Car_20_Car_20_Car_20_Car"/>
      <text:p text:style-name="HNormalTimes_20_Car_20_Car_20_Car_20_Car_20_Car_20_Car_20_Car"><text:span text:style-name="T4">1912. Los hermanos Guido, dueños de Mundial Magazine, le organizan una gira propagandística por España y América. A su paso es copiosamente homenajeado. Para ganarse unos centavos, escribe </text:span><text:span text:style-name="T22">La vida de Rubén Darío escrita por el mismo </text:span><text:span text:style-name="T4">e </text:span><text:span text:style-name="T22">Historia de mis libros. </text:span><text:span text:style-name="T4">Su salud se deteriora. Interrumpe la gira y regresa a París. </text:span></text:p>
      <text:p text:style-name="HNormalTimes_20_Car_20_Car_20_Car_20_Car_20_Car_20_Car_20_Car"/>
      <text:p text:style-name="HNormalTimes_20_Car_20_Car_20_Car_20_Car_20_Car_20_Car_20_Car">1913. Viaje a Mallorca. Lucha contra el alcohol. Periodo místico. </text:p>
      <text:p text:style-name="HNormalTimes_20_Car_20_Car_20_Car_20_Car_20_Car_20_Car_20_Car"/>
      <text:p text:style-name="HNormalTimes_20_Car_20_Car_20_Car_20_Car_20_Car_20_Car_20_Car">1914. Últimos meses en París. En Barcelona se embarca hacia América con el pretexto de una gira pacifista, dejando a Francisca y a Güicho en la miseria. En Nueva York se enferma de pulmonía. Su aspecto es tan lastimoso que el poeta y mendigo colombiano Juan Arana Torrol le presta ayuda pidiendo limosna para él. <text:s/></text:p>
      <text:p text:style-name="HNormalTimes_20_Car_20_Car_20_Car_20_Car_20_Car_20_Car_20_Car"/>
      <text:p text:style-name="HNormalTimes_20_Car_20_Car_20_Car_20_Car_20_Car_20_Car_20_Car">1915. Conferencia en la universidad de Columbia. Viaja a Guatemala, invitado por el dictador Manuel Estrada Cabrera. Ahí lo recoge Rosario Murillo en lamentable estado de salud y se lo lleva a Managua, en donde celebran navidad junto con su hermano, el general Andrés Murillo. </text:p>
      <text:p text:style-name="HNormalTimes_20_Car_20_Car_20_Car_20_Car_20_Car_20_Car_20_Car"/>
      <text:p text:style-name="HNormalTimes_20_Car_20_Car_20_Car_20_Car_20_Car_20_Car_20_Car"><text:span text:style-name="T4">1916. Regresa a León, la ciudad de su infancia. Sufre varias intervenciones quirúrgicas. Recibe los santos óleos y redacta un testamento en donde nombra heredero universal a su hijo </text:span><text:span text:style-name="T22">Güicho</text:span><text:span text:style-name="T4">. Fallece el 6 de febrero. </text:span></text:p>
      <text:p text:style-name="HNormalTimes_20_Car_20_Car_20_Car_20_Car_20_Car_20_Car_20_Car"><text:span text:style-name="T24"/></text:p>
      <text:p text:style-name="P44"><text:span text:style-name="T38">4. BIBLIOGRAFÍA</text:span></text:p>
      <text:p text:style-name="P4"><text:span text:style-name="T38"/></text:p>
      <text:p text:style-name="P24"><text:span text:style-name="T54">Acereda, Alberto. </text:span><text:span text:style-name="T55">Rubén Darío o el proceso creativo de “Prosas Profanas”</text:span><text:span text:style-name="T54">. </text:span><text:span text:style-name="T55">Anales de Literatura Hispanoamericana</text:span><text:span text:style-name="T54">, 1999, 28: pp 415-429. </text:span></text:p>
      <text:p text:style-name="P24"/>
      <text:p text:style-name="P25"><text:span text:style-name="T59">Baedeker, Karl. </text:span><text:span text:style-name="T60">Paris et ses environs. Manuel du voyageur</text:span><text:span text:style-name="Emphasis"><text:span text:style-name="T61">,</text:span></text:span><text:span text:style-name="T59"> París, Paul Ollendorf, 1896.</text:span></text:p>
      <text:p text:style-name="P24"/>
      <text:p text:style-name="P25"><text:span text:style-name="T59">Bonafoux, Luis. </text:span><text:span text:style-name="Emphasis"><text:span text:style-name="T61">Bombos y palos. Semblanzas y caricaturas</text:span></text:span><text:span text:style-name="T59">. Paris: Librería. Ollendorfd, 1907. </text:span></text:p>
      <text:p text:style-name="P24"/>
      <text:p text:style-name="P25"><text:span text:style-name="T59">Contreras, Francisco. </text:span><text:span text:style-name="Emphasis"><text:span text:style-name="T61">Rubén Darío: Su vida y su obra,</text:span></text:span><text:span text:style-name="T59"> Santiago de Chile, Ediciones Ercilla, 1937.</text:span></text:p>
      <text:p text:style-name="P24"/>
      <text:p text:style-name="P24"><text:span text:style-name="T54">Darío, Rubén. </text:span><text:span text:style-name="T55">La vida de Rubén Darío escrita por él mismo,</text:span><text:span text:style-name="T54"> Caracas, Biblioteca Ayacucho, 1991.</text:span></text:p>
      <text:p text:style-name="P24"/>
      <text:p text:style-name="P24"><text:span text:style-name="T54">Darío, Rubén. </text:span><text:span text:style-name="T55">Obras completas</text:span><text:span text:style-name="T54">. Madrid, Mundo Latino, 1917. </text:span></text:p>
      <text:p text:style-name="P24"/>
      <text:p text:style-name="P24"><text:span text:style-name="T54">D’Halmar, Augusto, </text:span><text:span text:style-name="T55">Rubén Darío y los americanos en París</text:span><text:span text:style-name="T54">, Santiago de Chile, Prensas de la Universidad, 1941</text:span></text:p>
      <text:p text:style-name="P24"/>
      <text:p text:style-name="P24"><text:span text:style-name="T54">Gibson, Ian. </text:span><text:span text:style-name="T55">Yo, Rubén Darío. Memorias póstumas de un rey de la poesía. </text:span><text:span text:style-name="T54">Madrid, Aguilar, 2002. </text:span></text:p>
      <text:p text:style-name="P24"/>
      <text:p text:style-name="P24"><text:span text:style-name="T54">Jirón Terán, José y Arellano, Jorge Eduardo, </text:span><text:span text:style-name="T55">Cartas desconocidas de Rubén Darío, 1882-1916</text:span><text:span text:style-name="T54">, <text:s/>Colección Cultural de Centro América, Fundación VIDA, 2002.</text:span></text:p>
      <text:p text:style-name="P24"/>
      <text:p text:style-name="P24"><text:span text:style-name="T54">Mapes, Erwin K. </text:span><text:span text:style-name="T55">L'Influence française dans l'oeuvre de Ruben Dario. Thèse présentée à la Sorbonne pour le doctorat d'Université</text:span><text:span text:style-name="T54">, París, H. Champion, 1925.</text:span></text:p>
      <text:p text:style-name="P24"/>
      <text:p text:style-name="P24"><text:span text:style-name="T54">Nervo, Amado. </text:span><text:span text:style-name="T55">Bullier</text:span><text:span text:style-name="T54">. Revista Moderna, t. V., núm. 16, 2a quincena de agosto de 1902, pp. 242-243. </text:span></text:p>
      <text:p text:style-name="P24"/>
      <text:p text:style-name="P24"><text:span text:style-name="T54">Ortega, Julio. </text:span><text:span text:style-name="T55">Rubén Darío</text:span><text:span text:style-name="T54">. Barcelona, Editorial Omega, 2003.</text:span></text:p>
      <text:p text:style-name="P24"/>
      <text:p text:style-name="P24"><text:span text:style-name="T54">Rochegude, Marquis de. </text:span><text:span text:style-name="T55">Promenades dans toutes les rues de Paris. </text:span><text:span text:style-name="T54">París. Librairie Hachette et <text:s/>Cie., 1910.</text:span></text:p>
      <text:p text:style-name="P24"/>
      <text:p text:style-name="P24"><text:span text:style-name="T54">Schmigalle, Günter. </text:span><text:span text:style-name="T55">Rubén Darío y algunos poetas franceses de su tiempo: Verlaine, Moréas, Villiers de l'Isle-Adam. </text:span><text:span text:style-name="T54">Anuario de Estudios Atlánticos, num. 57, 2011, pp. 563-599. Palmas de Gran Canaria, Patronato de la Casa Colón, 2011. </text:span></text:p>
      <text:p text:style-name="P24"/>
      <text:p text:style-name="P24"><text:span text:style-name="T54">Torres, Edelberto. </text:span><text:span text:style-name="T55">La dramática vida de Rubén Darío</text:span><text:span text:style-name="T54">. México, Grijalbo, 1966. </text:span></text:p>
      <text:p text:style-name="P24"/>
      <text:p text:style-name="P24"><text:span text:style-name="T58">Vargas Vila, José María. </text:span><text:span text:style-name="T56">Rubén Darío,</text:span><text:span text:style-name="T58"> Caracas, Biblioteca Ayacucho, 19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2" svg:font-family="'Times New Roman'" style:font-family-generic="roman"/>
    <style:font-face style:name="Arial1" svg:font-family="Arial, sans-serif"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123db"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257ba1" style:font-style-asian="italic" style:font-style-complex="italic"/>
    </style:style>
    <style:style style:name="MT1" style:family="text">
      <style:text-properties officeooo:rsid="003123db"/>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style:font-name="Times New Roman2" officeooo:rsid="00257ba1"/>
    </style:style>
    <style:style style:name="MT8" style:family="text">
      <style:text-properties style:font-name="Times New Roman" officeooo:rsid="00257ba1"/>
    </style:style>
    <style:style style:name="MT9" style:family="text">
      <style:text-properties style:font-name="Times New Roman" officeooo:rsid="0027bf90"/>
    </style:style>
    <style:style style:name="MT10" style:family="text">
      <style:text-properties style:font-name="Times New Roman" officeooo:rsid="0029bc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tinerarios de Rubén Darío en París</text:span><text:span text:style-name="MT2"><text:tab/></text:span><text:tab/><text:span text:style-name="MT2">versión final</text:span></text:p>
      </style:header>
      <style:footer>
        <text:p text:style-name="MP2">@harmodio<text:tab/><text:span text:style-name="MT3"><text:page-number text:select-page="current">2</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text:span text:style-name="MT7">©</text:span><text:span text:style-name="MT8"> Instituto Cervantes 2013. Prohibida su modificación, explotación, reproducción y distribución. </text:span><text:span text:style-name="MT9">Est</text:span><text:span text:style-name="MT10">a versión </text:span><text:span text:style-name="MT9">de autor </text:span><text:span text:style-name="MT8">se </text:span><text:span text:style-name="MT9">provee para fines no comerciales, ya sea didácticos o de investigació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8T11:27:25</dc:date>
    <meta:editing-duration>P11DT7H19M4S</meta:editing-duration>
    <meta:editing-cycles>232</meta:editing-cycles>
    <meta:generator>LibreOffice/4.0.5.2$Linux_X86_64 LibreOffice_project/400m0$Build-2</meta:generator>
    <meta:print-date>2012-02-10T13:21:24</meta:print-date>
    <meta:document-statistic meta:table-count="0" meta:image-count="0" meta:object-count="0" meta:page-count="17" meta:paragraph-count="158" meta:word-count="5462" meta:character-count="31966" meta:non-whitespace-character-count="26547"/>
  </office:meta>
</office:document-meta>
</file>